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1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51cm"/>
    </style:style>
    <style:style style:family="table-column" style:name="co2">
      <style:table-column-properties fo:break-before="auto" style:column-width="0.755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35cm"/>
    </style:style>
    <style:style style:family="table-column" style:name="co6">
      <style:table-column-properties fo:break-before="auto" style:column-width="2.041cm"/>
    </style:style>
    <style:style style:family="table-column" style:name="co7">
      <style:table-column-properties fo:break-before="auto" style:column-width="0.923cm"/>
    </style:style>
    <style:style style:family="table-column" style:name="co8">
      <style:table-column-properties fo:break-before="auto" style:column-width="2.097cm"/>
    </style:style>
    <style:style style:family="table-column" style:name="co9">
      <style:table-column-properties fo:break-before="auto" style:column-width="0.866cm"/>
    </style:style>
    <style:style style:family="table-column" style:name="co10">
      <style:table-column-properties fo:break-before="auto" style:column-width="0.894cm"/>
    </style:style>
    <style:style style:family="table-column" style:name="co11">
      <style:table-column-properties fo:break-before="auto" style:column-width="1.11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Groningen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39" style:display-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18"/>
        <table:table-column table:style-name="co4" table:default-cell-style-name="ce22" table:number-columns-repeated="2"/>
        <table:table-column table:style-name="co5" table:default-cell-style-name="ce9"/>
        <table:table-column table:style-name="co6" table:default-cell-style-name="ce9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PROVINCIE GRONINGEN <text:s/>DERDE GEDEELTE <text:s text:c="2"/>INDEELING NAAR DE GEBOORTEPLAATS</text:p>
          </table:table-cell>
          <table:table-cell table:style-name="ce6" table:number-columns-repeated="23"/>
          <table:table-cell table:style-name="ce25" table:number-columns-repeated="5"/>
          <table:table-cell table:style-name="ce33"/>
          <table:table-cell table:number-columns-repeated="994"/>
        </table:table-row>
        <table:table-row table:style-name="ro1">
          <table:table-cell table:style-name="ce2"/>
          <table:table-cell table:style-name="ce10" table:number-columns-repeated="23"/>
          <table:table-cell table:style-name="ce26" table:number-columns-repeated="6"/>
          <table:table-cell table:number-columns-repeated="99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ce13" table:number-columns-spanned="2" office:value-type="string">
            <text:p>In de gemeente</text:p>
          </table:table-cell>
          <table:covered-table-cell table:style-name="ce18"/>
          <table:table-cell ns41:value-type="string" table:number-rows-spanned="3" table:style-name="ce18" table:number-columns-spanned="2" office:value-type="string">
            <text:p>In eene andere gemeente binnen de provincie</text:p>
          </table:table-cell>
          <table:covered-table-cell table:style-name="ce18"/>
          <table:table-cell ns41:value-type="string" table:number-rows-spanned="3" table:style-name="ce18" table:number-columns-spanned="2" office:value-type="string">
            <text:p>In eene andere provincie binnen het Rijk</text:p>
          </table:table-cell>
          <table:covered-table-cell table:style-name="ce18"/>
          <table:table-cell ns41:value-type="string" table:number-rows-spanned="3" table:style-name="ce18" table:number-columns-spanned="2" office:value-type="string">
            <text:p>In eene der Nederlandsche koloniën</text:p>
          </table:table-cell>
          <table:covered-table-cell table:style-name="ce18"/>
          <table:table-cell ns41:value-type="string" table:number-rows-spanned="3" table:style-name="ce18" table:number-columns-spanned="2" office:value-type="string">
            <text:p>In Duitschland</text:p>
          </table:table-cell>
          <table:covered-table-cell table:style-name="ce18"/>
          <table:table-cell ns41:value-type="string" table:number-rows-spanned="3" table:style-name="ce18" table:number-columns-spanned="2" office:value-type="string">
            <text:p>In België</text:p>
          </table:table-cell>
          <table:covered-table-cell table:style-name="ce18"/>
          <table:table-cell ns41:value-type="string" table:number-rows-spanned="3" table:style-name="ce18" table:number-columns-spanned="2" office:value-type="string">
            <text:p>In Groot-Brittannie en Ierland</text:p>
          </table:table-cell>
          <table:covered-table-cell table:style-name="ce18"/>
          <table:table-cell ns41:value-type="string" table:number-rows-spanned="3" table:style-name="ce18" table:number-columns-spanned="2" office:value-type="string">
            <text:p>In een ander vreemde land</text:p>
          </table:table-cell>
          <table:covered-table-cell table:style-name="ce18"/>
          <table:table-cell ns41:value-type="string" table:number-rows-spanned="3" table:style-name="ce18" table:number-columns-spanned="2" office:value-type="string">
            <text:p>Geboorteplaats onbekend</text:p>
          </table:table-cell>
          <table:covered-table-cell table:style-name="ce18"/>
          <table:table-cell ns41:value-type="string" table:number-rows-spanned="3" table:style-name="ce18" table:number-columns-spanned="2" office:value-type="string">
            <text:p>Totaal der werkelijke bevolking</text:p>
          </table:table-cell>
          <table:covered-table-cell table:style-name="ce18"/>
          <table:table-cell ns41:value-type="string" table:number-rows-spanned="4" table:style-name="ce23" table:number-columns-spanned="1" office:value-type="string">
            <text:p>Oppervlakte in hectaren</text:p>
          </table:table-cell>
          <table:table-cell ns41:value-type="string" table:number-rows-spanned="4" table:style-name="ce23" table:number-columns-spanned="1" office:value-type="string">
            <text:p>Bewoners op duizend hectaren</text:p>
          </table:table-cell>
          <table:table-cell ns41:value-type="string" table:number-rows-spanned="4" table:style-name="ce27" table:number-columns-spanned="1" office:value-type="string">
            <text:p>Telling</text:p>
          </table:table-cell>
          <table:table-cell ns41:value-type="string" table:number-rows-spanned="4" table:style-name="ce27" table:number-columns-spanned="1" office:value-type="string">
            <text:p>Tabel</text:p>
          </table:table-cell>
          <table:table-cell ns41:value-type="string" table:number-rows-spanned="4" table:style-name="ce27" table:number-columns-spanned="1" office:value-type="string">
            <text:p>Pagina links</text:p>
          </table:table-cell>
          <table:table-cell ns41:value-type="string" table:number-rows-spanned="4" table:style-name="ce27" table:number-columns-spanned="1" office:value-type="string">
            <text:p>Pagina rechts</text:p>
          </table:table-cell>
          <table:table-cell ns41:value-type="string" table:number-rows-spanned="4" table:style-name="ce27" table:number-columns-spanned="1" office:value-type="string">
            <text:p>Provincie</text:p>
          </table:table-cell>
          <table:table-cell ns41:value-type="string" table:number-rows-spanned="4" table:style-name="ce34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table-cell table:style-name="ce11"/>
          <table:covered-table-cell table:style-name="ce14"/>
          <table:covered-table-cell table:style-name="ce19" table:number-columns-repeated="21"/>
          <table:covered-table-cell table:style-name="ce28" table:number-columns-repeated="5"/>
          <table:covered-table-cell table:style-name="ce35"/>
          <table:table-cell table:number-columns-repeated="994"/>
        </table:table-row>
        <table:table-row table:style-name="ro2">
          <table:covered-table-cell table:style-name="ce4"/>
          <table:table-cell table:style-name="ce11"/>
          <table:covered-table-cell table:style-name="ce14"/>
          <table:covered-table-cell table:style-name="ce19" table:number-columns-repeated="21"/>
          <table:covered-table-cell table:style-name="ce28" table:number-columns-repeated="5"/>
          <table:covered-table-cell table:style-name="ce35"/>
          <table:table-cell table:number-columns-repeated="994"/>
        </table:table-row>
        <table:table-row table:style-name="ro1">
          <table:covered-table-cell table:style-name="ce5"/>
          <table:table-cell table:style-name="ce11"/>
          <table:table-cell ns41:value-type="string" table:style-name="ce15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M</text:p>
          </table:table-cell>
          <table:table-cell ns41:value-type="string" table:style-name="ce20" office:value-type="string">
            <text:p>V</text:p>
          </table:table-cell>
          <table:covered-table-cell table:style-name="ce24" table:number-columns-repeated="2"/>
          <table:covered-table-cell table:style-name="ce29" table:number-columns-repeated="5"/>
          <table:covered-table-cell table:style-name="ce36"/>
          <table:table-cell table:number-columns-repeated="994"/>
        </table:table-row>
        <table:table-row table:style-name="ro1">
          <table:table-cell table:style-name="ce6"/>
          <table:table-cell table:style-name="ce12"/>
          <table:table-cell table:style-name="ce6" table:number-columns-repeated="22"/>
          <table:table-cell table:style-name="ce25" table:number-columns-repeated="6"/>
          <table:table-cell table:number-columns-repeated="994"/>
        </table:table-row>
        <table:table-row table:style-name="ro2">
          <table:table-cell ns41:value-type="string" table:style-name="ce7" office:value-type="string">
            <text:p>Groningen</text:p>
          </table:table-cell>
          <table:table-cell table:style-name="ce12"/>
          <table:table-cell ns41:value-type="float" table:style-name="ce16" office:value="14249" office:value-type="float">
            <text:p>14249</text:p>
          </table:table-cell>
          <table:table-cell ns41:value-type="float" table:style-name="ce39" office:value="15922" office:value-type="float">
            <text:p>15922</text:p>
          </table:table-cell>
          <table:table-cell ns41:value-type="float" table:style-name="ce39" office:value="3651" office:value-type="float">
            <text:p>3651</text:p>
          </table:table-cell>
          <table:table-cell ns41:value-type="float" table:style-name="ce39" office:value="5089" office:value-type="float">
            <text:p>5089</text:p>
          </table:table-cell>
          <table:table-cell ns41:value-type="float" table:style-name="ce39" office:value="3149" office:value-type="float">
            <text:p>3149</text:p>
          </table:table-cell>
          <table:table-cell ns41:value-type="float" table:style-name="ce39" office:value="3087" office:value-type="float">
            <text:p>3087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34" office:value-type="float">
            <text:p>34</text:p>
          </table:table-cell>
          <table:table-cell ns41:value-type="float" table:style-name="ce39" office:value="414" office:value-type="float">
            <text:p>414</text:p>
          </table:table-cell>
          <table:table-cell ns41:value-type="float" table:style-name="ce39" office:value="257" office:value-type="float">
            <text:p>257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29" office:value-type="float">
            <text:p>29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35" office:value-type="float">
            <text:p>35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29" office:value-type="float">
            <text:p>29</text:p>
          </table:table-cell>
          <table:table-cell ns41:value-type="float" table:style-name="ce39" office:value="18" office:value-type="float">
            <text:p>18</text:p>
          </table:table-cell>
          <table:table-cell table:formula="of:=SUM([.C8]+[.E8]+[.G8]+[.I8]+[.K8]+[.M8]+[.O8]+[.Q8]+[.S8])" ns41:value-type="float" table:style-name="ce39" office:value-type="float" office:value="21587">
            <text:p>21587</text:p>
          </table:table-cell>
          <table:table-cell table:formula="of:=SUM([.D8]+[.F8]+[.H8]+[.J8]+[.L8]+[.N8]+[.P8]+[.R8]+[.T8])" ns41:value-type="float" table:style-name="ce39" office:value-type="float" office:value="24471">
            <text:p>24471</text:p>
          </table:table-cell>
          <table:table-cell ns41:value-type="float" table:style-name="ce39" office:value="1773.05" office:value-type="float">
            <text:p>1773.05</text:p>
          </table:table-cell>
          <table:table-cell ns41:value-type="float" table:style-name="ce39" office:value="25976.46" office:value-type="float">
            <text:p>25976.4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dorp</text:p>
          </table:table-cell>
          <table:table-cell table:style-name="ce12"/>
          <table:table-cell ns41:value-type="float" table:style-name="ce16" office:value="414" office:value-type="float">
            <text:p>414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279" office:value-type="float">
            <text:p>279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8"/>
          <table:table-cell table:formula="of:=SUM([.C9]+[.E9]+[.G9]+[.I9]+[.K9]+[.M9]+[.O9]+[.Q9]+[.S9])" ns41:value-type="float" table:style-name="ce39" office:value-type="float" office:value="712">
            <text:p>712</text:p>
          </table:table-cell>
          <table:table-cell table:formula="of:=SUM([.D9]+[.F9]+[.H9]+[.J9]+[.L9]+[.N9]+[.P9]+[.R9]+[.T9])" ns41:value-type="float" table:style-name="ce39" office:value-type="float" office:value="704">
            <text:p>704</text:p>
          </table:table-cell>
          <table:table-cell ns41:value-type="float" table:style-name="ce39" office:value="2209.14" office:value-type="float">
            <text:p>2209.14</text:p>
          </table:table-cell>
          <table:table-cell ns41:value-type="float" table:style-name="ce39" office:value="640.96" office:value-type="float">
            <text:p>640.9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duard</text:p>
          </table:table-cell>
          <table:table-cell table:style-name="ce12"/>
          <table:table-cell ns41:value-type="float" table:style-name="ce16" office:value="594" office:value-type="float">
            <text:p>594</text:p>
          </table:table-cell>
          <table:table-cell ns41:value-type="float" table:style-name="ce39" office:value="569" office:value-type="float">
            <text:p>569</text:p>
          </table:table-cell>
          <table:table-cell ns41:value-type="float" table:style-name="ce39" office:value="419" office:value-type="float">
            <text:p>419</text:p>
          </table:table-cell>
          <table:table-cell ns41:value-type="float" table:style-name="ce39" office:value="452" office:value-type="float">
            <text:p>452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37" office:value-type="float">
            <text:p>37</text:p>
          </table:table-cell>
          <table:table-cell table:style-name="ce39" table:number-columns-repeated="2"/>
          <table:table-cell ns41:value-type="float" table:style-name="ce39" office:value="4" office:value-type="float">
            <text:p>4</text:p>
          </table:table-cell>
          <table:table-cell table:style-name="ce39" table:number-columns-repeated="6"/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table:formula="of:=SUM([.C10]+[.E10]+[.G10]+[.I10]+[.K10]+[.M10]+[.O10]+[.Q10]+[.S10])" ns41:value-type="float" table:style-name="ce39" office:value-type="float" office:value="1076">
            <text:p>1076</text:p>
          </table:table-cell>
          <table:table-cell table:formula="of:=SUM([.D10]+[.F10]+[.H10]+[.J10]+[.L10]+[.N10]+[.P10]+[.R10]+[.T10])" ns41:value-type="float" table:style-name="ce39" office:value-type="float" office:value="1059">
            <text:p>1059</text:p>
          </table:table-cell>
          <table:table-cell ns41:value-type="float" table:style-name="ce39" office:value="3068.65" office:value-type="float">
            <text:p>3068.65</text:p>
          </table:table-cell>
          <table:table-cell ns41:value-type="float" table:style-name="ce39" office:value="695.74" office:value-type="float">
            <text:p>695.7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ppingedam</text:p>
          </table:table-cell>
          <table:table-cell table:style-name="ce12"/>
          <table:table-cell ns41:value-type="float" table:style-name="ce16" office:value="1177" office:value-type="float">
            <text:p>1177</text:p>
          </table:table-cell>
          <table:table-cell ns41:value-type="float" table:style-name="ce39" office:value="1153" office:value-type="float">
            <text:p>1153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819" office:value-type="float">
            <text:p>819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94" office:value-type="float">
            <text:p>94</text:p>
          </table:table-cell>
          <table:table-cell table:style-name="ce39" table:number-columns-repeated="2"/>
          <table:table-cell ns41:value-type="float" table:style-name="ce39" office:value="34" office:value-type="float">
            <text:p>34</text:p>
          </table:table-cell>
          <table:table-cell ns41:value-type="float" table:style-name="ce39" office:value="20" office:value-type="float">
            <text:p>20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39" table:number-columns-repeated="2"/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float" table:style-name="ce39" office:value="1" office:value-type="float">
            <text:p>1</text:p>
          </table:table-cell>
          <table:table-cell table:style-name="ce39"/>
          <table:table-cell table:formula="of:=SUM([.C11]+[.E11]+[.G11]+[.I11]+[.K11]+[.M11]+[.O11]+[.Q11]+[.S11])" ns41:value-type="float" table:style-name="ce39" office:value-type="float" office:value="1973">
            <text:p>1973</text:p>
          </table:table-cell>
          <table:table-cell table:formula="of:=SUM([.D11]+[.F11]+[.H11]+[.J11]+[.L11]+[.N11]+[.P11]+[.R11]+[.T11])" ns41:value-type="float" table:style-name="ce39" office:value-type="float" office:value="2087">
            <text:p>2087</text:p>
          </table:table-cell>
          <table:table-cell ns41:value-type="float" table:style-name="ce39" office:value="2484.17" office:value-type="float">
            <text:p>2484.17</text:p>
          </table:table-cell>
          <table:table-cell ns41:value-type="float" table:style-name="ce39" office:value="1634.37" office:value-type="float">
            <text:p>1634.3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aflo</text:p>
          </table:table-cell>
          <table:table-cell table:style-name="ce12"/>
          <table:table-cell ns41:value-type="float" table:style-name="ce16" office:value="785" office:value-type="float">
            <text:p>785</text:p>
          </table:table-cell>
          <table:table-cell ns41:value-type="float" table:style-name="ce39" office:value="758" office:value-type="float">
            <text:p>758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372" office:value-type="float">
            <text:p>372</text:p>
          </table:table-cell>
          <table:table-cell ns41:value-type="float" table:style-name="ce39" office:value="30" office:value-type="float">
            <text:p>30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float" table:style-name="ce39" office:value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8"/>
          <table:table-cell table:formula="of:=SUM([.C12]+[.E12]+[.G12]+[.I12]+[.K12]+[.M12]+[.O12]+[.Q12]+[.S12])" ns41:value-type="float" table:style-name="ce39" office:value-type="float" office:value="1195">
            <text:p>1195</text:p>
          </table:table-cell>
          <table:table-cell table:formula="of:=SUM([.D12]+[.F12]+[.H12]+[.J12]+[.L12]+[.N12]+[.P12]+[.R12]+[.T12])" ns41:value-type="float" table:style-name="ce39" office:value-type="float" office:value="1154">
            <text:p>1154</text:p>
          </table:table-cell>
          <table:table-cell ns41:value-type="float" table:style-name="ce39" office:value="3250.21" office:value-type="float">
            <text:p>3250.21</text:p>
          </table:table-cell>
          <table:table-cell ns41:value-type="float" table:style-name="ce39" office:value="722.72" office:value-type="float">
            <text:p>722.7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edum</text:p>
          </table:table-cell>
          <table:table-cell table:style-name="ce12"/>
          <table:table-cell ns41:value-type="float" table:style-name="ce16" office:value="1453" office:value-type="float">
            <text:p>1453</text:p>
          </table:table-cell>
          <table:table-cell ns41:value-type="float" table:style-name="ce39" office:value="1457" office:value-type="float">
            <text:p>1457</text:p>
          </table:table-cell>
          <table:table-cell ns41:value-type="float" table:style-name="ce39" office:value="870" office:value-type="float">
            <text:p>870</text:p>
          </table:table-cell>
          <table:table-cell ns41:value-type="float" table:style-name="ce39" office:value="932" office:value-type="float">
            <text:p>932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65" office:value-type="float">
            <text:p>65</text:p>
          </table:table-cell>
          <table:table-cell table:style-name="ce39" table:number-columns-repeated="2"/>
          <table:table-cell ns41:value-type="float" table:style-name="ce39" office:value="30" office:value-type="float">
            <text:p>30</text:p>
          </table:table-cell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float" table:style-name="ce39" office:value="1" office:value-type="float">
            <text:p>1</text:p>
          </table:table-cell>
          <table:table-cell table:style-name="ce39" table:number-columns-repeated="4"/>
          <table:table-cell ns41:value-type="float" table:style-name="ce39" office:value="8" office:value-type="float">
            <text:p>8</text:p>
          </table:table-cell>
          <table:table-cell ns41:value-type="float" table:style-name="ce39" office:value="6" office:value-type="float">
            <text:p>6</text:p>
          </table:table-cell>
          <table:table-cell table:formula="of:=SUM([.C13]+[.E13]+[.G13]+[.I13]+[.K13]+[.M13]+[.O13]+[.Q13]+[.S13])" ns41:value-type="float" table:style-name="ce39" office:value-type="float" office:value="2465">
            <text:p>2465</text:p>
          </table:table-cell>
          <table:table-cell table:formula="of:=SUM([.D13]+[.F13]+[.H13]+[.J13]+[.L13]+[.N13]+[.P13]+[.R13]+[.T13])" ns41:value-type="float" table:style-name="ce39" office:value-type="float" office:value="2464">
            <text:p>2464</text:p>
          </table:table-cell>
          <table:table-cell ns41:value-type="float" table:style-name="ce39" office:value="5035.23" office:value-type="float">
            <text:p>5035.23</text:p>
          </table:table-cell>
          <table:table-cell ns41:value-type="float" table:style-name="ce39" office:value="978" office:value-type="float">
            <text:p>97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eerta</text:p>
          </table:table-cell>
          <table:table-cell table:style-name="ce12"/>
          <table:table-cell ns41:value-type="float" table:style-name="ce16" office:value="1438" office:value-type="float">
            <text:p>1438</text:p>
          </table:table-cell>
          <table:table-cell ns41:value-type="float" table:style-name="ce39" office:value="1354" office:value-type="float">
            <text:p>1354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555" office:value-type="float">
            <text:p>555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18" office:value-type="float">
            <text:p>18</text:p>
          </table:table-cell>
          <table:table-cell table:style-name="ce39" table:number-columns-repeated="2"/>
          <table:table-cell ns41:value-type="float" table:style-name="ce39" office:value="91" office:value-type="float">
            <text:p>91</text:p>
          </table:table-cell>
          <table:table-cell ns41:value-type="float" table:style-name="ce39" office:value="96" office:value-type="float">
            <text:p>96</text:p>
          </table:table-cell>
          <table:table-cell table:style-name="ce39" table:number-columns-repeated="3"/>
          <table:table-cell ns41:value-type="float" table:style-name="ce39" office:value="1" office:value-type="float">
            <text:p>1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table:formula="of:=SUM([.C14]+[.E14]+[.G14]+[.I14]+[.K14]+[.M14]+[.O14]+[.Q14]+[.S14])" ns41:value-type="float" table:style-name="ce39" office:value-type="float" office:value="2034">
            <text:p>2034</text:p>
          </table:table-cell>
          <table:table-cell table:formula="of:=SUM([.D14]+[.F14]+[.H14]+[.J14]+[.L14]+[.N14]+[.P14]+[.R14]+[.T14])" ns41:value-type="float" table:style-name="ce39" office:value-type="float" office:value="2027">
            <text:p>2027</text:p>
          </table:table-cell>
          <table:table-cell ns41:value-type="float" table:style-name="ce39" office:value="4647.95" office:value-type="float">
            <text:p>4647.95</text:p>
          </table:table-cell>
          <table:table-cell ns41:value-type="float" table:style-name="ce39" office:value="873.72" office:value-type="float">
            <text:p>873.7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ellingewolde</text:p>
          </table:table-cell>
          <table:table-cell table:style-name="ce12"/>
          <table:table-cell ns41:value-type="float" table:style-name="ce16" office:value="1525" office:value-type="float">
            <text:p>1525</text:p>
          </table:table-cell>
          <table:table-cell ns41:value-type="float" table:style-name="ce39" office:value="1499" office:value-type="float">
            <text:p>1499</text:p>
          </table:table-cell>
          <table:table-cell ns41:value-type="float" table:style-name="ce39" office:value="386" office:value-type="float">
            <text:p>386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25" office:value-type="float">
            <text:p>25</text:p>
          </table:table-cell>
          <table:table-cell table:style-name="ce39" table:number-columns-repeated="2"/>
          <table:table-cell ns41:value-type="float" table:style-name="ce39" office:value="145" office:value-type="float">
            <text:p>145</text:p>
          </table:table-cell>
          <table:table-cell ns41:value-type="float" table:style-name="ce39" office:value="182" office:value-type="float">
            <text:p>182</text:p>
          </table:table-cell>
          <table:table-cell table:style-name="ce39" table:number-columns-repeated="8"/>
          <table:table-cell table:formula="of:=SUM([.C15]+[.E15]+[.G15]+[.I15]+[.K15]+[.M15]+[.O15]+[.Q15]+[.S15])" ns41:value-type="float" table:style-name="ce39" office:value-type="float" office:value="2080">
            <text:p>2080</text:p>
          </table:table-cell>
          <table:table-cell table:formula="of:=SUM([.D15]+[.F15]+[.H15]+[.J15]+[.L15]+[.N15]+[.P15]+[.R15]+[.T15])" ns41:value-type="float" table:style-name="ce39" office:value-type="float" office:value="2135">
            <text:p>2135</text:p>
          </table:table-cell>
          <table:table-cell ns41:value-type="float" table:style-name="ce39" office:value="7077.39" office:value-type="float">
            <text:p>7077.39</text:p>
          </table:table-cell>
          <table:table-cell ns41:value-type="float" table:style-name="ce39" office:value="595.56" office:value-type="float">
            <text:p>595.5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ierum</text:p>
          </table:table-cell>
          <table:table-cell table:style-name="ce12"/>
          <table:table-cell ns41:value-type="float" table:style-name="ce16" office:value="1368" office:value-type="float">
            <text:p>1368</text:p>
          </table:table-cell>
          <table:table-cell ns41:value-type="float" table:style-name="ce39" office:value="1307" office:value-type="float">
            <text:p>1307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491" office:value-type="float">
            <text:p>491</text:p>
          </table:table-cell>
          <table:table-cell ns41:value-type="float" table:style-name="ce39" office:value="26" office:value-type="float">
            <text:p>26</text:p>
          </table:table-cell>
          <table:table-cell ns41:value-type="float" table:style-name="ce39" office:value="17" office:value-type="float">
            <text:p>17</text:p>
          </table:table-cell>
          <table:table-cell table:style-name="ce39" table:number-columns-repeated="2"/>
          <table:table-cell ns41:value-type="float" table:style-name="ce39" office:value="6" office:value-type="float">
            <text:p>6</text:p>
          </table:table-cell>
          <table:table-cell table:style-name="ce39" table:number-columns-repeated="9"/>
          <table:table-cell table:formula="of:=SUM([.C16]+[.E16]+[.G16]+[.I16]+[.K16]+[.M16]+[.O16]+[.Q16]+[.S16])" ns41:value-type="float" table:style-name="ce39" office:value-type="float" office:value="1882">
            <text:p>1882</text:p>
          </table:table-cell>
          <table:table-cell table:formula="of:=SUM([.D16]+[.F16]+[.H16]+[.J16]+[.L16]+[.N16]+[.P16]+[.R16]+[.T16])" ns41:value-type="float" table:style-name="ce39" office:value-type="float" office:value="1815">
            <text:p>1815</text:p>
          </table:table-cell>
          <table:table-cell ns41:value-type="float" table:style-name="ce39" office:value="4750.69" office:value-type="float">
            <text:p>4750.69</text:p>
          </table:table-cell>
          <table:table-cell ns41:value-type="float" table:style-name="ce39" office:value="979.7" office:value-type="float">
            <text:p>979.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elfzijl</text:p>
          </table:table-cell>
          <table:table-cell table:style-name="ce12"/>
          <table:table-cell ns41:value-type="float" table:style-name="ce16" office:value="1901" office:value-type="float">
            <text:p>1901</text:p>
          </table:table-cell>
          <table:table-cell ns41:value-type="float" table:style-name="ce39" office:value="1983" office:value-type="float">
            <text:p>1983</text:p>
          </table:table-cell>
          <table:table-cell ns41:value-type="float" table:style-name="ce39" office:value="829" office:value-type="float">
            <text:p>829</text:p>
          </table:table-cell>
          <table:table-cell ns41:value-type="float" table:style-name="ce39" office:value="910" office:value-type="float">
            <text:p>910</text:p>
          </table:table-cell>
          <table:table-cell ns41:value-type="float" table:style-name="ce39" office:value="126" office:value-type="float">
            <text:p>126</text:p>
          </table:table-cell>
          <table:table-cell ns41:value-type="float" table:style-name="ce39" office:value="81" office:value-type="float">
            <text:p>81</text:p>
          </table:table-cell>
          <table:table-cell table:style-name="ce39" table:number-columns-repeated="2"/>
          <table:table-cell ns41:value-type="float" table:style-name="ce39" office:value="19" office:value-type="float">
            <text:p>19</text:p>
          </table:table-cell>
          <table:table-cell ns41:value-type="float" table:style-name="ce39" office:value="15" office:value-type="float">
            <text:p>15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float" table:style-name="ce39" office:value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table:formula="of:=SUM([.C17]+[.E17]+[.G17]+[.I17]+[.K17]+[.M17]+[.O17]+[.Q17]+[.S17])" ns41:value-type="float" table:style-name="ce39" office:value-type="float" office:value="2880">
            <text:p>2880</text:p>
          </table:table-cell>
          <table:table-cell table:formula="of:=SUM([.D17]+[.F17]+[.H17]+[.J17]+[.L17]+[.N17]+[.P17]+[.R17]+[.T17])" ns41:value-type="float" table:style-name="ce39" office:value-type="float" office:value="2993">
            <text:p>2993</text:p>
          </table:table-cell>
          <table:table-cell ns41:value-type="float" table:style-name="ce39" office:value="4675.13" office:value-type="float">
            <text:p>4675.13</text:p>
          </table:table-cell>
          <table:table-cell ns41:value-type="float" table:style-name="ce39" office:value="1256.23" office:value-type="float">
            <text:p>1256.23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Eenrum</text:p>
          </table:table-cell>
          <table:table-cell table:style-name="ce12"/>
          <table:table-cell ns41:value-type="float" table:style-name="ce16" office:value="1010" office:value-type="float">
            <text:p>1010</text:p>
          </table:table-cell>
          <table:table-cell ns41:value-type="float" table:style-name="ce39" office:value="985" office:value-type="float">
            <text:p>985</text:p>
          </table:table-cell>
          <table:table-cell ns41:value-type="float" table:style-name="ce39" office:value="434" office:value-type="float">
            <text:p>434</text:p>
          </table:table-cell>
          <table:table-cell ns41:value-type="float" table:style-name="ce39" office:value="505" office:value-type="float">
            <text:p>505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20" office:value-type="float">
            <text:p>20</text:p>
          </table:table-cell>
          <table:table-cell table:style-name="ce39" table:number-columns-repeated="2"/>
          <table:table-cell ns41:value-type="float" table:style-name="ce39" office:value="8" office:value-type="float">
            <text:p>8</text:p>
          </table:table-cell>
          <table:table-cell table:style-name="ce39" table:number-columns-repeated="5"/>
          <table:table-cell ns41:value-type="float" table:style-name="ce39" office:value="4" office:value-type="float">
            <text:p>4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table:formula="of:=SUM([.C18]+[.E18]+[.G18]+[.I18]+[.K18]+[.M18]+[.O18]+[.Q18]+[.S18])" ns41:value-type="float" table:style-name="ce39" office:value-type="float" office:value="1488">
            <text:p>1488</text:p>
          </table:table-cell>
          <table:table-cell table:formula="of:=SUM([.D18]+[.F18]+[.H18]+[.J18]+[.L18]+[.N18]+[.P18]+[.R18]+[.T18])" ns41:value-type="float" table:style-name="ce39" office:value-type="float" office:value="1513">
            <text:p>1513</text:p>
          </table:table-cell>
          <table:table-cell ns41:value-type="float" table:style-name="ce39" office:value="2925.21" office:value-type="float">
            <text:p>2925.21</text:p>
          </table:table-cell>
          <table:table-cell ns41:value-type="float" table:style-name="ce39" office:value="1025.89" office:value-type="float">
            <text:p>1025.89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Ezinge</text:p>
          </table:table-cell>
          <table:table-cell table:style-name="ce12"/>
          <table:table-cell ns41:value-type="float" table:style-name="ce16" office:value="675" office:value-type="float">
            <text:p>675</text:p>
          </table:table-cell>
          <table:table-cell ns41:value-type="float" table:style-name="ce39" office:value="697" office:value-type="float">
            <text:p>697</text:p>
          </table:table-cell>
          <table:table-cell ns41:value-type="float" table:style-name="ce39" office:value="353" office:value-type="float">
            <text:p>353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36" office:value-type="float">
            <text:p>36</text:p>
          </table:table-cell>
          <table:table-cell ns41:value-type="float" table:style-name="ce39" office:value="33" office:value-type="float">
            <text:p>33</text:p>
          </table:table-cell>
          <table:table-cell table:style-name="ce39" table:number-columns-repeated="2"/>
          <table:table-cell ns41:value-type="float" table:style-name="ce39" office:value="3" office:value-type="float">
            <text:p>3</text:p>
          </table:table-cell>
          <table:table-cell table:style-name="ce39" table:number-columns-repeated="6"/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table:formula="of:=SUM([.C19]+[.E19]+[.G19]+[.I19]+[.K19]+[.M19]+[.O19]+[.Q19]+[.S19])" ns41:value-type="float" table:style-name="ce39" office:value-type="float" office:value="1067">
            <text:p>1067</text:p>
          </table:table-cell>
          <table:table-cell table:formula="of:=SUM([.D19]+[.F19]+[.H19]+[.J19]+[.L19]+[.N19]+[.P19]+[.R19]+[.T19])" ns41:value-type="float" table:style-name="ce39" office:value-type="float" office:value="1085">
            <text:p>1085</text:p>
          </table:table-cell>
          <table:table-cell ns41:value-type="float" table:style-name="ce39" office:value="2309.46" office:value-type="float">
            <text:p>2309.46</text:p>
          </table:table-cell>
          <table:table-cell ns41:value-type="float" table:style-name="ce39" office:value="931.84" office:value-type="float">
            <text:p>931.8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Finsterwold</text:p>
          </table:table-cell>
          <table:table-cell table:style-name="ce12"/>
          <table:table-cell ns41:value-type="float" table:style-name="ce16" office:value="948" office:value-type="float">
            <text:p>948</text:p>
          </table:table-cell>
          <table:table-cell ns41:value-type="float" table:style-name="ce39" office:value="889" office:value-type="float">
            <text:p>889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12" office:value-type="float">
            <text:p>12</text:p>
          </table:table-cell>
          <table:table-cell table:style-name="ce39" table:number-columns-repeated="2"/>
          <table:table-cell ns41:value-type="float" table:style-name="ce39" office:value="43" office:value-type="float">
            <text:p>43</text:p>
          </table:table-cell>
          <table:table-cell ns41:value-type="float" table:style-name="ce39" office:value="32" office:value-type="float">
            <text:p>32</text:p>
          </table:table-cell>
          <table:table-cell table:style-name="ce39" table:number-columns-repeated="8"/>
          <table:table-cell table:formula="of:=SUM([.C20]+[.E20]+[.G20]+[.I20]+[.K20]+[.M20]+[.O20]+[.Q20]+[.S20])" ns41:value-type="float" table:style-name="ce39" office:value-type="float" office:value="1464">
            <text:p>1464</text:p>
          </table:table-cell>
          <table:table-cell table:formula="of:=SUM([.D20]+[.F20]+[.H20]+[.J20]+[.L20]+[.N20]+[.P20]+[.R20]+[.T20])" ns41:value-type="float" table:style-name="ce39" office:value-type="float" office:value="1369">
            <text:p>1369</text:p>
          </table:table-cell>
          <table:table-cell ns41:value-type="float" table:style-name="ce39" office:value="3188.41" office:value-type="float">
            <text:p>3188.41</text:p>
          </table:table-cell>
          <table:table-cell ns41:value-type="float" table:style-name="ce39" office:value="888.54" office:value-type="float">
            <text:p>888.5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ootegast</text:p>
          </table:table-cell>
          <table:table-cell table:style-name="ce12"/>
          <table:table-cell ns41:value-type="float" table:style-name="ce16" office:value="1475" office:value-type="float">
            <text:p>1475</text:p>
          </table:table-cell>
          <table:table-cell ns41:value-type="float" table:style-name="ce39" office:value="1383" office:value-type="float">
            <text:p>1383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441" office:value-type="float">
            <text:p>441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392" office:value-type="float">
            <text:p>392</text:p>
          </table:table-cell>
          <table:table-cell table:style-name="ce39" table:number-columns-repeated="2"/>
          <table:table-cell ns41:value-type="float" table:style-name="ce39" office:value="1" office:value-type="float">
            <text:p>1</text:p>
          </table:table-cell>
          <table:table-cell table:style-name="ce39" table:number-columns-repeated="5"/>
          <table:table-cell ns41:value-type="float" office:value="1" table:style-name="ce39" table:number-columns-repeated="2" office:value-type="float">
            <text:p>1</text:p>
          </table:table-cell>
          <table:table-cell table:style-name="ce39" table:number-columns-repeated="2"/>
          <table:table-cell table:formula="of:=SUM([.C21]+[.E21]+[.G21]+[.I21]+[.K21]+[.M21]+[.O21]+[.Q21]+[.S21])" ns41:value-type="float" table:style-name="ce39" office:value-type="float" office:value="2311">
            <text:p>2311</text:p>
          </table:table-cell>
          <table:table-cell table:formula="of:=SUM([.D21]+[.F21]+[.H21]+[.J21]+[.L21]+[.N21]+[.P21]+[.R21]+[.T21])" ns41:value-type="float" table:style-name="ce39" office:value-type="float" office:value="2217">
            <text:p>2217</text:p>
          </table:table-cell>
          <table:table-cell ns41:value-type="float" table:style-name="ce39" office:value="6684.23" office:value-type="float">
            <text:p>6684.23</text:p>
          </table:table-cell>
          <table:table-cell ns41:value-type="float" table:style-name="ce39" office:value="677.42" office:value-type="float">
            <text:p>677.4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ijpskerk</text:p>
          </table:table-cell>
          <table:table-cell table:style-name="ce12"/>
          <table:table-cell ns41:value-type="float" table:style-name="ce16" office:value="909" office:value-type="float">
            <text:p>909</text:p>
          </table:table-cell>
          <table:table-cell ns41:value-type="float" table:style-name="ce39" office:value="887" office:value-type="float">
            <text:p>887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501" office:value-type="float">
            <text:p>501</text:p>
          </table:table-cell>
          <table:table-cell ns41:value-type="float" table:style-name="ce39" office:value="341" office:value-type="float">
            <text:p>341</text:p>
          </table:table-cell>
          <table:table-cell ns41:value-type="float" table:style-name="ce39" office:value="329" office:value-type="float">
            <text:p>329</text:p>
          </table:table-cell>
          <table:table-cell table:style-name="ce39" table:number-columns-repeated="2"/>
          <table:table-cell ns41:value-type="float" table:style-name="ce39" office:value="5" office:value-type="float">
            <text:p>5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39" table:number-columns-repeated="3"/>
          <table:table-cell ns41:value-type="float" office:value="1" table:style-name="ce39" table:number-columns-repeated="2" office:value-type="float">
            <text:p>1</text:p>
          </table:table-cell>
          <table:table-cell table:style-name="ce39" table:number-columns-repeated="2"/>
          <table:table-cell table:formula="of:=SUM([.C22]+[.E22]+[.G22]+[.I22]+[.K22]+[.M22]+[.O22]+[.Q22]+[.S22])" ns41:value-type="float" table:style-name="ce39" office:value-type="float" office:value="1735">
            <text:p>1735</text:p>
          </table:table-cell>
          <table:table-cell table:formula="of:=SUM([.D22]+[.F22]+[.H22]+[.J22]+[.L22]+[.N22]+[.P22]+[.R22]+[.T22])" ns41:value-type="float" table:style-name="ce39" office:value-type="float" office:value="1719">
            <text:p>1719</text:p>
          </table:table-cell>
          <table:table-cell ns41:value-type="float" table:style-name="ce39" office:value="3218.04" office:value-type="float">
            <text:p>3218.04</text:p>
          </table:table-cell>
          <table:table-cell ns41:value-type="float" table:style-name="ce39" office:value="1073.31" office:value-type="float">
            <text:p>1073.3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ren</text:p>
          </table:table-cell>
          <table:table-cell table:style-name="ce12"/>
          <table:table-cell ns41:value-type="float" table:style-name="ce16" office:value="1268" office:value-type="float">
            <text:p>1268</text:p>
          </table:table-cell>
          <table:table-cell ns41:value-type="float" table:style-name="ce39" office:value="1156" office:value-type="float">
            <text:p>1156</text:p>
          </table:table-cell>
          <table:table-cell ns41:value-type="float" table:style-name="ce39" office:value="277" office:value-type="float">
            <text:p>277</text:p>
          </table:table-cell>
          <table:table-cell ns41:value-type="float" table:style-name="ce39" office:value="320" office:value-type="float">
            <text:p>320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303" office:value-type="float">
            <text:p>303</text:p>
          </table:table-cell>
          <table:table-cell table:style-name="ce39" table:number-columns-repeated="2"/>
          <table:table-cell ns41:value-type="float" table:style-name="ce39" office:value="8" office:value-type="float">
            <text:p>8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5"/>
          <table:table-cell ns41:value-type="float" table:style-name="ce39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formula="of:=SUM([.C23]+[.E23]+[.G23]+[.I23]+[.K23]+[.M23]+[.O23]+[.Q23]+[.S23])" ns41:value-type="float" table:style-name="ce39" office:value-type="float" office:value="1837">
            <text:p>1837</text:p>
          </table:table-cell>
          <table:table-cell table:formula="of:=SUM([.D23]+[.F23]+[.H23]+[.J23]+[.L23]+[.N23]+[.P23]+[.R23]+[.T23])" ns41:value-type="float" table:style-name="ce39" office:value-type="float" office:value="1784">
            <text:p>1784</text:p>
          </table:table-cell>
          <table:table-cell ns41:value-type="float" table:style-name="ce39" office:value="6242.48" office:value-type="float">
            <text:p>6242.48</text:p>
          </table:table-cell>
          <table:table-cell ns41:value-type="float" table:style-name="ce39" office:value="580.06" office:value-type="float">
            <text:p>580.0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ogezand</text:p>
          </table:table-cell>
          <table:table-cell table:style-name="ce12"/>
          <table:table-cell ns41:value-type="float" table:style-name="ce16" office:value="2515" office:value-type="float">
            <text:p>2515</text:p>
          </table:table-cell>
          <table:table-cell ns41:value-type="float" table:style-name="ce39" office:value="2375" office:value-type="float">
            <text:p>2375</text:p>
          </table:table-cell>
          <table:table-cell ns41:value-type="float" table:style-name="ce39" office:value="1117" office:value-type="float">
            <text:p>1117</text:p>
          </table:table-cell>
          <table:table-cell ns41:value-type="float" table:style-name="ce39" office:value="1303" office:value-type="float">
            <text:p>1303</text:p>
          </table:table-cell>
          <table:table-cell ns41:value-type="float" table:style-name="ce39" office:value="285" office:value-type="float">
            <text:p>285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34" office:value-type="float">
            <text:p>34</text:p>
          </table:table-cell>
          <table:table-cell ns41:value-type="float" table:style-name="ce39" office:value="24" office:value-type="float">
            <text:p>24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39" table:number-columns-repeated="2"/>
          <table:table-cell ns41:value-type="float" table:style-name="ce39" office:value="5" office:value-type="float">
            <text:p>5</text:p>
          </table:table-cell>
          <table:table-cell table:style-name="ce39" table:number-columns-repeated="3"/>
          <table:table-cell table:formula="of:=SUM([.C24]+[.E24]+[.G24]+[.I24]+[.K24]+[.M24]+[.O24]+[.Q24]+[.S24])" ns41:value-type="float" table:style-name="ce39" office:value-type="float" office:value="3958">
            <text:p>3958</text:p>
          </table:table-cell>
          <table:table-cell table:formula="of:=SUM([.D24]+[.F24]+[.H24]+[.J24]+[.L24]+[.N24]+[.P24]+[.R24]+[.T24])" ns41:value-type="float" table:style-name="ce39" office:value-type="float" office:value="3972">
            <text:p>3972</text:p>
          </table:table-cell>
          <table:table-cell ns41:value-type="float" table:style-name="ce39" office:value="5792.3" office:value-type="float">
            <text:p>5792.3</text:p>
          </table:table-cell>
          <table:table-cell ns41:value-type="float" table:style-name="ce39" office:value="1369.02" office:value-type="float">
            <text:p>1369.0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ogkerk</text:p>
          </table:table-cell>
          <table:table-cell table:style-name="ce12"/>
          <table:table-cell ns41:value-type="float" table:style-name="ce16" office:value="379" office:value-type="float">
            <text:p>379</text:p>
          </table:table-cell>
          <table:table-cell ns41:value-type="float" table:style-name="ce39" office:value="347" office:value-type="float">
            <text:p>347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351" office:value-type="float">
            <text:p>351</text:p>
          </table:table-cell>
          <table:table-cell ns41:value-type="float" table:style-name="ce39" office:value="60" office:value-type="float">
            <text:p>60</text:p>
          </table:table-cell>
          <table:table-cell ns41:value-type="float" table:style-name="ce39" office:value="52" office:value-type="float">
            <text:p>52</text:p>
          </table:table-cell>
          <table:table-cell table:style-name="ce39" table:number-columns-repeated="2"/>
          <table:table-cell ns41:value-type="float" table:style-name="ce39" office:value="1" office:value-type="float">
            <text:p>1</text:p>
          </table:table-cell>
          <table:table-cell table:style-name="ce39" table:number-columns-repeated="9"/>
          <table:table-cell table:formula="of:=SUM([.C25]+[.E25]+[.G25]+[.I25]+[.K25]+[.M25]+[.O25]+[.Q25]+[.S25])" ns41:value-type="float" table:style-name="ce39" office:value-type="float" office:value="759">
            <text:p>759</text:p>
          </table:table-cell>
          <table:table-cell table:formula="of:=SUM([.D25]+[.F25]+[.H25]+[.J25]+[.L25]+[.N25]+[.P25]+[.R25]+[.T25])" ns41:value-type="float" table:style-name="ce39" office:value-type="float" office:value="750">
            <text:p>750</text:p>
          </table:table-cell>
          <table:table-cell ns41:value-type="float" table:style-name="ce39" office:value="2074.98" office:value-type="float">
            <text:p>2074.98</text:p>
          </table:table-cell>
          <table:table-cell ns41:value-type="float" table:style-name="ce39" office:value="727.23" office:value-type="float">
            <text:p>727.23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antens</text:p>
          </table:table-cell>
          <table:table-cell table:style-name="ce12"/>
          <table:table-cell ns41:value-type="float" table:style-name="ce16" office:value="633" office:value-type="float">
            <text:p>633</text:p>
          </table:table-cell>
          <table:table-cell ns41:value-type="float" table:style-name="ce39" office:value="587" office:value-type="float">
            <text:p>587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517" office:value-type="float">
            <text:p>517</text:p>
          </table:table-cell>
          <table:table-cell ns41:value-type="float" office:value="16" table:style-name="ce39" table:number-columns-repeated="2" office:value-type="float">
            <text:p>16</text:p>
          </table:table-cell>
          <table:table-cell table:style-name="ce39" table:number-columns-repeated="2"/>
          <table:table-cell ns41:value-type="float" table:style-name="ce39" office:value="10" office:value-type="float">
            <text:p>10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4"/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float" table:style-name="ce39" office:value="3" office:value-type="float">
            <text:p>3</text:p>
          </table:table-cell>
          <table:table-cell ns41:value-type="float" table:style-name="ce39" office:value="5" office:value-type="float">
            <text:p>5</text:p>
          </table:table-cell>
          <table:table-cell table:formula="of:=SUM([.C26]+[.E26]+[.G26]+[.I26]+[.K26]+[.M26]+[.O26]+[.Q26]+[.S26])" ns41:value-type="float" table:style-name="ce39" office:value-type="float" office:value="1121">
            <text:p>1121</text:p>
          </table:table-cell>
          <table:table-cell table:formula="of:=SUM([.D26]+[.F26]+[.H26]+[.J26]+[.L26]+[.N26]+[.P26]+[.R26]+[.T26])" ns41:value-type="float" table:style-name="ce39" office:value-type="float" office:value="1127">
            <text:p>1127</text:p>
          </table:table-cell>
          <table:table-cell ns41:value-type="float" table:style-name="ce39" office:value="3291.88" office:value-type="float">
            <text:p>3291.88</text:p>
          </table:table-cell>
          <table:table-cell ns41:value-type="float" table:style-name="ce39" office:value="682.9" office:value-type="float">
            <text:p>682.9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loosterburen</text:p>
          </table:table-cell>
          <table:table-cell table:style-name="ce12"/>
          <table:table-cell ns41:value-type="float" table:style-name="ce16" office:value="611" office:value-type="float">
            <text:p>611</text:p>
          </table:table-cell>
          <table:table-cell ns41:value-type="float" table:style-name="ce39" office:value="560" office:value-type="float">
            <text:p>560</text:p>
          </table:table-cell>
          <table:table-cell ns41:value-type="float" table:style-name="ce39" office:value="363" office:value-type="float">
            <text:p>363</text:p>
          </table:table-cell>
          <table:table-cell ns41:value-type="float" table:style-name="ce39" office:value="414" office:value-type="float">
            <text:p>414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17" office:value-type="float">
            <text:p>17</text:p>
          </table:table-cell>
          <table:table-cell table:style-name="ce39" table:number-columns-repeated="2"/>
          <table:table-cell ns41:value-type="float" table:style-name="ce39" office:value="7" office:value-type="float">
            <text:p>7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8"/>
          <table:table-cell table:formula="of:=SUM([.C27]+[.E27]+[.G27]+[.I27]+[.K27]+[.M27]+[.O27]+[.Q27]+[.S27])" ns41:value-type="float" table:style-name="ce39" office:value-type="float" office:value="1013">
            <text:p>1013</text:p>
          </table:table-cell>
          <table:table-cell table:formula="of:=SUM([.D27]+[.F27]+[.H27]+[.J27]+[.L27]+[.N27]+[.P27]+[.R27]+[.T27])" ns41:value-type="float" table:style-name="ce39" office:value-type="float" office:value="992">
            <text:p>992</text:p>
          </table:table-cell>
          <table:table-cell ns41:value-type="float" table:style-name="ce39" office:value="2630.64" office:value-type="float">
            <text:p>2630.64</text:p>
          </table:table-cell>
          <table:table-cell ns41:value-type="float" table:style-name="ce39" office:value="762.16" office:value-type="float">
            <text:p>762.1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eek</text:p>
          </table:table-cell>
          <table:table-cell table:style-name="ce12"/>
          <table:table-cell ns41:value-type="float" table:style-name="ce16" office:value="1741" office:value-type="float">
            <text:p>1741</text:p>
          </table:table-cell>
          <table:table-cell ns41:value-type="float" table:style-name="ce39" office:value="1688" office:value-type="float">
            <text:p>1688</text:p>
          </table:table-cell>
          <table:table-cell ns41:value-type="float" table:style-name="ce39" office:value="580" office:value-type="float">
            <text:p>580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335" office:value-type="float">
            <text:p>335</text:p>
          </table:table-cell>
          <table:table-cell ns41:value-type="float" table:style-name="ce39" office:value="336" office:value-type="float">
            <text:p>336</text:p>
          </table:table-cell>
          <table:table-cell table:style-name="ce39" table:number-columns-repeated="2"/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4"/>
          <table:table-cell ns41:value-type="float" office:value="4" table:style-name="ce39" table:number-columns-repeated="2" office:value-type="float">
            <text:p>4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3" office:value-type="float">
            <text:p>3</text:p>
          </table:table-cell>
          <table:table-cell table:formula="of:=SUM([.C28]+[.E28]+[.G28]+[.I28]+[.K28]+[.M28]+[.O28]+[.Q28]+[.S28])" ns41:value-type="float" table:style-name="ce39" office:value-type="float" office:value="2674">
            <text:p>2674</text:p>
          </table:table-cell>
          <table:table-cell table:formula="of:=SUM([.D28]+[.F28]+[.H28]+[.J28]+[.L28]+[.N28]+[.P28]+[.R28]+[.T28])" ns41:value-type="float" table:style-name="ce39" office:value-type="float" office:value="2622">
            <text:p>2622</text:p>
          </table:table-cell>
          <table:table-cell ns41:value-type="float" table:style-name="ce39" office:value="6680.92" office:value-type="float">
            <text:p>6680.92</text:p>
          </table:table-cell>
          <table:table-cell ns41:value-type="float" table:style-name="ce39" office:value="792.71" office:value-type="float">
            <text:p>792.7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eens</text:p>
          </table:table-cell>
          <table:table-cell table:style-name="ce12"/>
          <table:table-cell ns41:value-type="float" table:style-name="ce16" office:value="1204" office:value-type="float">
            <text:p>1204</text:p>
          </table:table-cell>
          <table:table-cell ns41:value-type="float" table:style-name="ce39" office:value="1206" office:value-type="float">
            <text:p>1206</text:p>
          </table:table-cell>
          <table:table-cell ns41:value-type="float" table:style-name="ce39" office:value="651" office:value-type="float">
            <text:p>651</text:p>
          </table:table-cell>
          <table:table-cell ns41:value-type="float" table:style-name="ce39" office:value="717" office:value-type="float">
            <text:p>717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75" office:value-type="float">
            <text:p>75</text:p>
          </table:table-cell>
          <table:table-cell table:style-name="ce39" table:number-columns-repeated="2"/>
          <table:table-cell ns41:value-type="float" table:style-name="ce39" office:value="9" office:value-type="float">
            <text:p>9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4"/>
          <table:table-cell ns41:value-type="float" table:style-name="ce39" office:value="8" office:value-type="float">
            <text:p>8</text:p>
          </table:table-cell>
          <table:table-cell ns41:value-type="float" table:style-name="ce39" office:value="6" office:value-type="float">
            <text:p>6</text:p>
          </table:table-cell>
          <table:table-cell table:style-name="ce39" table:number-columns-repeated="2"/>
          <table:table-cell table:formula="of:=SUM([.C29]+[.E29]+[.G29]+[.I29]+[.K29]+[.M29]+[.O29]+[.Q29]+[.S29])" ns41:value-type="float" table:style-name="ce39" office:value-type="float" office:value="1960">
            <text:p>1960</text:p>
          </table:table-cell>
          <table:table-cell table:formula="of:=SUM([.D29]+[.F29]+[.H29]+[.J29]+[.L29]+[.N29]+[.P29]+[.R29]+[.T29])" ns41:value-type="float" table:style-name="ce39" office:value-type="float" office:value="2007">
            <text:p>2007</text:p>
          </table:table-cell>
          <table:table-cell ns41:value-type="float" table:style-name="ce39" office:value="3696.55" office:value-type="float">
            <text:p>3696.55</text:p>
          </table:table-cell>
          <table:table-cell ns41:value-type="float" table:style-name="ce39" office:value="1073.16" office:value-type="float">
            <text:p>1073.1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oppersum</text:p>
          </table:table-cell>
          <table:table-cell table:style-name="ce12"/>
          <table:table-cell ns41:value-type="float" table:style-name="ce16" office:value="792" office:value-type="float">
            <text:p>792</text:p>
          </table:table-cell>
          <table:table-cell ns41:value-type="float" table:style-name="ce39" office:value="737" office:value-type="float">
            <text:p>737</text:p>
          </table:table-cell>
          <table:table-cell ns41:value-type="float" table:style-name="ce39" office:value="460" office:value-type="float">
            <text:p>460</text:p>
          </table:table-cell>
          <table:table-cell ns41:value-type="float" table:style-name="ce39" office:value="556" office:value-type="float">
            <text:p>556</text:p>
          </table:table-cell>
          <table:table-cell ns41:value-type="float" table:style-name="ce39" office:value="25" office:value-type="float">
            <text:p>25</text:p>
          </table:table-cell>
          <table:table-cell ns41:value-type="float" table:style-name="ce39" office:value="17" office:value-type="float">
            <text:p>17</text:p>
          </table:table-cell>
          <table:table-cell table:style-name="ce39" table:number-columns-repeated="2"/>
          <table:table-cell ns41:value-type="float" table:style-name="ce39" office:value="14" office:value-type="float">
            <text:p>14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8"/>
          <table:table-cell table:formula="of:=SUM([.C30]+[.E30]+[.G30]+[.I30]+[.K30]+[.M30]+[.O30]+[.Q30]+[.S30])" ns41:value-type="float" table:style-name="ce39" office:value-type="float" office:value="1291">
            <text:p>1291</text:p>
          </table:table-cell>
          <table:table-cell table:formula="of:=SUM([.D30]+[.F30]+[.H30]+[.J30]+[.L30]+[.N30]+[.P30]+[.R30]+[.T30])" ns41:value-type="float" table:style-name="ce39" office:value-type="float" office:value="1314">
            <text:p>1314</text:p>
          </table:table-cell>
          <table:table-cell ns41:value-type="float" table:style-name="ce39" office:value="2726.29" office:value-type="float">
            <text:p>2726.29</text:p>
          </table:table-cell>
          <table:table-cell ns41:value-type="float" table:style-name="ce39" office:value="955.51" office:value-type="float">
            <text:p>955.5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arum</text:p>
          </table:table-cell>
          <table:table-cell table:style-name="ce12"/>
          <table:table-cell ns41:value-type="float" table:style-name="ce16" office:value="1354" office:value-type="float">
            <text:p>1354</text:p>
          </table:table-cell>
          <table:table-cell ns41:value-type="float" table:style-name="ce39" office:value="1329" office:value-type="float">
            <text:p>1329</text:p>
          </table:table-cell>
          <table:table-cell ns41:value-type="float" table:style-name="ce39" office:value="353" office:value-type="float">
            <text:p>353</text:p>
          </table:table-cell>
          <table:table-cell ns41:value-type="float" table:style-name="ce39" office:value="367" office:value-type="float">
            <text:p>367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253" office:value-type="float">
            <text:p>253</text:p>
          </table:table-cell>
          <table:table-cell table:style-name="ce39" table:number-columns-repeated="3"/>
          <table:table-cell ns41:value-type="float" table:style-name="ce39" office:value="1" office:value-type="float">
            <text:p>1</text:p>
          </table:table-cell>
          <table:table-cell table:style-name="ce39" table:number-columns-repeated="8"/>
          <table:table-cell table:formula="of:=SUM([.C31]+[.E31]+[.G31]+[.I31]+[.K31]+[.M31]+[.O31]+[.Q31]+[.S31])" ns41:value-type="float" table:style-name="ce39" office:value-type="float" office:value="2009">
            <text:p>2009</text:p>
          </table:table-cell>
          <table:table-cell table:formula="of:=SUM([.D31]+[.F31]+[.H31]+[.J31]+[.L31]+[.N31]+[.P31]+[.R31]+[.T31])" ns41:value-type="float" table:style-name="ce39" office:value-type="float" office:value="1950">
            <text:p>1950</text:p>
          </table:table-cell>
          <table:table-cell ns41:value-type="float" table:style-name="ce39" office:value="6228.03" office:value-type="float">
            <text:p>6228.03</text:p>
          </table:table-cell>
          <table:table-cell ns41:value-type="float" table:style-name="ce39" office:value="635.68" office:value-type="float">
            <text:p>635.6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eeden</text:p>
          </table:table-cell>
          <table:table-cell table:style-name="ce12"/>
          <table:table-cell ns41:value-type="float" table:style-name="ce16" office:value="584" office:value-type="float">
            <text:p>584</text:p>
          </table:table-cell>
          <table:table-cell ns41:value-type="float" table:style-name="ce39" office:value="568" office:value-type="float">
            <text:p>568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10" office:value-type="float">
            <text:p>10</text:p>
          </table:table-cell>
          <table:table-cell table:style-name="ce39" table:number-columns-repeated="2"/>
          <table:table-cell ns41:value-type="float" table:style-name="ce39" office:value="8" office:value-type="float">
            <text:p>8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7"/>
          <table:table-cell table:formula="of:=SUM([.C32]+[.E32]+[.G32]+[.I32]+[.K32]+[.M32]+[.O32]+[.Q32]+[.S32])" ns41:value-type="float" table:style-name="ce39" office:value-type="float" office:value="766">
            <text:p>766</text:p>
          </table:table-cell>
          <table:table-cell table:formula="of:=SUM([.D32]+[.F32]+[.H32]+[.J32]+[.L32]+[.N32]+[.P32]+[.R32]+[.T32])" ns41:value-type="float" table:style-name="ce39" office:value-type="float" office:value="810">
            <text:p>810</text:p>
          </table:table-cell>
          <table:table-cell ns41:value-type="float" table:style-name="ce39" office:value="1689.52" office:value-type="float">
            <text:p>1689.52</text:p>
          </table:table-cell>
          <table:table-cell ns41:value-type="float" table:style-name="ce39" office:value="932.81" office:value-type="float">
            <text:p>932.8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iddelstum</text:p>
          </table:table-cell>
          <table:table-cell table:style-name="ce12"/>
          <table:table-cell ns41:value-type="float" table:style-name="ce16" office:value="659" office:value-type="float">
            <text:p>659</text:p>
          </table:table-cell>
          <table:table-cell ns41:value-type="float" table:style-name="ce39" office:value="682" office:value-type="float">
            <text:p>682</text:p>
          </table:table-cell>
          <table:table-cell ns41:value-type="float" table:style-name="ce39" office:value="451" office:value-type="float">
            <text:p>451</text:p>
          </table:table-cell>
          <table:table-cell ns41:value-type="float" table:style-name="ce39" office:value="505" office:value-type="float">
            <text:p>505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35" office:value-type="float">
            <text:p>35</text:p>
          </table:table-cell>
          <table:table-cell table:style-name="ce39" table:number-columns-repeated="2"/>
          <table:table-cell ns41:value-type="float" table:style-name="ce39" office:value="8" office:value-type="float">
            <text:p>8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6"/>
          <table:table-cell ns41:value-type="float" table:style-name="ce39" office:value="8" office:value-type="float">
            <text:p>8</text:p>
          </table:table-cell>
          <table:table-cell ns41:value-type="float" table:style-name="ce39" office:value="5" office:value-type="float">
            <text:p>5</text:p>
          </table:table-cell>
          <table:table-cell table:formula="of:=SUM([.C33]+[.E33]+[.G33]+[.I33]+[.K33]+[.M33]+[.O33]+[.Q33]+[.S33])" ns41:value-type="float" table:style-name="ce39" office:value-type="float" office:value="1168">
            <text:p>1168</text:p>
          </table:table-cell>
          <table:table-cell table:formula="of:=SUM([.D33]+[.F33]+[.H33]+[.J33]+[.L33]+[.N33]+[.P33]+[.R33]+[.T33])" ns41:value-type="float" table:style-name="ce39" office:value-type="float" office:value="1229">
            <text:p>1229</text:p>
          </table:table-cell>
          <table:table-cell ns41:value-type="float" table:style-name="ce39" office:value="2514.09" office:value-type="float">
            <text:p>2514.09</text:p>
          </table:table-cell>
          <table:table-cell ns41:value-type="float" table:style-name="ce39" office:value="953.42" office:value-type="float">
            <text:p>953.4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idwolde</text:p>
          </table:table-cell>
          <table:table-cell table:style-name="ce12"/>
          <table:table-cell ns41:value-type="float" table:style-name="ce16" office:value="1473" office:value-type="float">
            <text:p>1473</text:p>
          </table:table-cell>
          <table:table-cell ns41:value-type="float" table:style-name="ce39" office:value="1402" office:value-type="float">
            <text:p>1402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526" office:value-type="float">
            <text:p>526</text:p>
          </table:table-cell>
          <table:table-cell ns41:value-type="float" table:style-name="ce39" office:value="26" office:value-type="float">
            <text:p>26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float" table:style-name="ce39" office:value="21" office:value-type="float">
            <text:p>21</text:p>
          </table:table-cell>
          <table:table-cell ns41:value-type="float" table:style-name="ce39" office:value="11" office:value-type="float">
            <text:p>11</text:p>
          </table:table-cell>
          <table:table-cell table:style-name="ce39" table:number-columns-repeated="6"/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table:formula="of:=SUM([.C34]+[.E34]+[.G34]+[.I34]+[.K34]+[.M34]+[.O34]+[.Q34]+[.S34])" ns41:value-type="float" table:style-name="ce39" office:value-type="float" office:value="1995">
            <text:p>1995</text:p>
          </table:table-cell>
          <table:table-cell table:formula="of:=SUM([.D34]+[.F34]+[.H34]+[.J34]+[.L34]+[.N34]+[.P34]+[.R34]+[.T34])" ns41:value-type="float" table:style-name="ce39" office:value-type="float" office:value="1954">
            <text:p>1954</text:p>
          </table:table-cell>
          <table:table-cell ns41:value-type="float" table:style-name="ce39" office:value="4097.01" office:value-type="float">
            <text:p>4097.01</text:p>
          </table:table-cell>
          <table:table-cell ns41:value-type="float" table:style-name="ce39" office:value="963.86" office:value-type="float">
            <text:p>963.8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untendam</text:p>
          </table:table-cell>
          <table:table-cell table:style-name="ce12"/>
          <table:table-cell ns41:value-type="float" table:style-name="ce16" office:value="959" office:value-type="float">
            <text:p>959</text:p>
          </table:table-cell>
          <table:table-cell ns41:value-type="float" table:style-name="ce39" office:value="869" office:value-type="float">
            <text:p>869</text:p>
          </table:table-cell>
          <table:table-cell ns41:value-type="float" table:style-name="ce39" office:value="469" office:value-type="float">
            <text:p>469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25" office:value-type="float">
            <text:p>25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float" table:style-name="ce39" office:value="10" office:value-type="float">
            <text:p>10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3"/>
          <table:table-cell ns41:value-type="float" table:style-name="ce39" office:value="1" office:value-type="float">
            <text:p>1</text:p>
          </table:table-cell>
          <table:table-cell table:style-name="ce39" table:number-columns-repeated="3"/>
          <table:table-cell table:formula="of:=SUM([.C35]+[.E35]+[.G35]+[.I35]+[.K35]+[.M35]+[.O35]+[.Q35]+[.S35])" ns41:value-type="float" table:style-name="ce39" office:value-type="float" office:value="1465">
            <text:p>1465</text:p>
          </table:table-cell>
          <table:table-cell table:formula="of:=SUM([.D35]+[.F35]+[.H35]+[.J35]+[.L35]+[.N35]+[.P35]+[.R35]+[.T35])" ns41:value-type="float" table:style-name="ce39" office:value-type="float" office:value="1419">
            <text:p>1419</text:p>
          </table:table-cell>
          <table:table-cell ns41:value-type="float" table:style-name="ce39" office:value="2105.63" office:value-type="float">
            <text:p>2105.63</text:p>
          </table:table-cell>
          <table:table-cell ns41:value-type="float" table:style-name="ce39" office:value="1369.68" office:value-type="float">
            <text:p>1369.6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ieuwe Pekela</text:p>
          </table:table-cell>
          <table:table-cell table:style-name="ce12"/>
          <table:table-cell ns41:value-type="float" table:style-name="ce16" office:value="1839" office:value-type="float">
            <text:p>1839</text:p>
          </table:table-cell>
          <table:table-cell ns41:value-type="float" table:style-name="ce39" office:value="1783" office:value-type="float">
            <text:p>1783</text:p>
          </table:table-cell>
          <table:table-cell ns41:value-type="float" table:style-name="ce39" office:value="632" office:value-type="float">
            <text:p>632</text:p>
          </table:table-cell>
          <table:table-cell ns41:value-type="float" table:style-name="ce39" office:value="732" office:value-type="float">
            <text:p>732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99" office:value-type="float">
            <text:p>99</text:p>
          </table:table-cell>
          <table:table-cell table:style-name="ce39" table:number-columns-repeated="2"/>
          <table:table-cell ns41:value-type="float" table:style-name="ce39" office:value="43" office:value-type="float">
            <text:p>43</text:p>
          </table:table-cell>
          <table:table-cell ns41:value-type="float" table:style-name="ce39" office:value="35" office:value-type="float">
            <text:p>35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3"/>
          <table:table-cell ns41:value-type="float" table:style-name="ce39" office:value="7" office:value-type="float">
            <text:p>7</text:p>
          </table:table-cell>
          <table:table-cell ns41:value-type="float" table:style-name="ce39" office:value="8" office:value-type="float">
            <text:p>8</text:p>
          </table:table-cell>
          <table:table-cell table:style-name="ce39" table:number-columns-repeated="2"/>
          <table:table-cell table:formula="of:=SUM([.C36]+[.E36]+[.G36]+[.I36]+[.K36]+[.M36]+[.O36]+[.Q36]+[.S36])" ns41:value-type="float" table:style-name="ce39" office:value-type="float" office:value="2612">
            <text:p>2612</text:p>
          </table:table-cell>
          <table:table-cell table:formula="of:=SUM([.D36]+[.F36]+[.H36]+[.J36]+[.L36]+[.N36]+[.P36]+[.R36]+[.T36])" ns41:value-type="float" table:style-name="ce39" office:value-type="float" office:value="2657">
            <text:p>2657</text:p>
          </table:table-cell>
          <table:table-cell ns41:value-type="float" table:style-name="ce39" office:value="3108.73" office:value-type="float">
            <text:p>3108.73</text:p>
          </table:table-cell>
          <table:table-cell ns41:value-type="float" table:style-name="ce39" office:value="1694.92" office:value-type="float">
            <text:p>1694.9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ieuwe Schans</text:p>
          </table:table-cell>
          <table:table-cell table:style-name="ce12"/>
          <table:table-cell ns41:value-type="float" table:style-name="ce16" office:value="342" office:value-type="float">
            <text:p>342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51" office:value-type="float">
            <text:p>51</text:p>
          </table:table-cell>
          <table:table-cell table:style-name="ce39" table:number-columns-repeated="2"/>
          <table:table-cell ns41:value-type="float" table:style-name="ce39" office:value="73" office:value-type="float">
            <text:p>73</text:p>
          </table:table-cell>
          <table:table-cell ns41:value-type="float" table:style-name="ce39" office:value="89" office:value-type="float">
            <text:p>89</text:p>
          </table:table-cell>
          <table:table-cell table:style-name="ce39"/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float" table:style-name="ce39" office:value="1" office:value-type="float">
            <text:p>1</text:p>
          </table:table-cell>
          <table:table-cell table:style-name="ce39" table:number-columns-repeated="3"/>
          <table:table-cell table:formula="of:=SUM([.C37]+[.E37]+[.G37]+[.I37]+[.K37]+[.M37]+[.O37]+[.Q37]+[.S37])" ns41:value-type="float" table:style-name="ce39" office:value-type="float" office:value="678">
            <text:p>678</text:p>
          </table:table-cell>
          <table:table-cell table:formula="of:=SUM([.D37]+[.F37]+[.H37]+[.J37]+[.L37]+[.N37]+[.P37]+[.R37]+[.T37])" ns41:value-type="float" table:style-name="ce39" office:value-type="float" office:value="679">
            <text:p>679</text:p>
          </table:table-cell>
          <table:table-cell ns41:value-type="float" table:style-name="ce39" office:value="773.58" office:value-type="float">
            <text:p>773.58</text:p>
          </table:table-cell>
          <table:table-cell ns41:value-type="float" table:style-name="ce39" office:value="1767.1" office:value-type="float">
            <text:p>1767.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ieuwolda</text:p>
          </table:table-cell>
          <table:table-cell table:style-name="ce12"/>
          <table:table-cell ns41:value-type="float" table:style-name="ce16" office:value="556" office:value-type="float">
            <text:p>556</text:p>
          </table:table-cell>
          <table:table-cell ns41:value-type="float" table:style-name="ce39" office:value="573" office:value-type="float">
            <text:p>573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439" office:value-type="float">
            <text:p>439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float" table:style-name="ce39" office:value="23" office:value-type="float">
            <text:p>23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8"/>
          <table:table-cell table:formula="of:=SUM([.C38]+[.E38]+[.G38]+[.I38]+[.K38]+[.M38]+[.O38]+[.Q38]+[.S38])" ns41:value-type="float" table:style-name="ce39" office:value-type="float" office:value="1043">
            <text:p>1043</text:p>
          </table:table-cell>
          <table:table-cell table:formula="of:=SUM([.D38]+[.F38]+[.H38]+[.J38]+[.L38]+[.N38]+[.P38]+[.R38]+[.T38])" ns41:value-type="float" table:style-name="ce39" office:value-type="float" office:value="1031">
            <text:p>1031</text:p>
          </table:table-cell>
          <table:table-cell ns41:value-type="float" table:style-name="ce39" office:value="3511.56" office:value-type="float">
            <text:p>3511.56</text:p>
          </table:table-cell>
          <table:table-cell ns41:value-type="float" table:style-name="ce39" office:value="590.63" office:value-type="float">
            <text:p>590.63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2" office:value-type="float">
            <text:p>52</text:p>
          </table:table-cell>
          <table:table-cell ns41:value-type="float" table:style-name="ce26" office:value="53" office:value-type="float">
            <text:p>53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oordbroek</text:p>
          </table:table-cell>
          <table:table-cell table:style-name="ce12"/>
          <table:table-cell ns41:value-type="float" table:style-name="ce16" office:value="780" office:value-type="float">
            <text:p>780</text:p>
          </table:table-cell>
          <table:table-cell ns41:value-type="float" table:style-name="ce39" office:value="818" office:value-type="float">
            <text:p>818</text:p>
          </table:table-cell>
          <table:table-cell ns41:value-type="float" table:style-name="ce39" office:value="375" office:value-type="float">
            <text:p>375</text:p>
          </table:table-cell>
          <table:table-cell ns41:value-type="float" table:style-name="ce39" office:value="397" office:value-type="float">
            <text:p>397</text:p>
          </table:table-cell>
          <table:table-cell ns41:value-type="float" table:style-name="ce39" office:value="19" office:value-type="float">
            <text:p>19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float" table:style-name="ce39" office:value="1" office:value-type="float">
            <text:p>1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8"/>
          <table:table-cell table:formula="of:=SUM([.C39]+[.E39]+[.G39]+[.I39]+[.K39]+[.M39]+[.O39]+[.Q39]+[.S39])" ns41:value-type="float" table:style-name="ce39" office:value-type="float" office:value="1175">
            <text:p>1175</text:p>
          </table:table-cell>
          <table:table-cell table:formula="of:=SUM([.D39]+[.F39]+[.H39]+[.J39]+[.L39]+[.N39]+[.P39]+[.R39]+[.T39])" ns41:value-type="float" table:style-name="ce39" office:value-type="float" office:value="1225">
            <text:p>1225</text:p>
          </table:table-cell>
          <table:table-cell ns41:value-type="float" table:style-name="ce39" office:value="2510.5" office:value-type="float">
            <text:p>2510.5</text:p>
          </table:table-cell>
          <table:table-cell ns41:value-type="float" table:style-name="ce39" office:value="956.05" office:value-type="float">
            <text:p>956.05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oorddijk</text:p>
          </table:table-cell>
          <table:table-cell table:style-name="ce12"/>
          <table:table-cell ns41:value-type="float" table:style-name="ce16" office:value="367" office:value-type="float">
            <text:p>367</text:p>
          </table:table-cell>
          <table:table-cell ns41:value-type="float" table:style-name="ce39" office:value="349" office:value-type="float">
            <text:p>349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322" office:value-type="float">
            <text:p>322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17" office:value-type="float">
            <text:p>17</text:p>
          </table:table-cell>
          <table:table-cell table:style-name="ce39" table:number-columns-repeated="2"/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8"/>
          <table:table-cell table:formula="of:=SUM([.C40]+[.E40]+[.G40]+[.I40]+[.K40]+[.M40]+[.O40]+[.Q40]+[.S40])" ns41:value-type="float" table:style-name="ce39" office:value-type="float" office:value="692">
            <text:p>692</text:p>
          </table:table-cell>
          <table:table-cell table:formula="of:=SUM([.D40]+[.F40]+[.H40]+[.J40]+[.L40]+[.N40]+[.P40]+[.R40]+[.T40])" ns41:value-type="float" table:style-name="ce39" office:value-type="float" office:value="689">
            <text:p>689</text:p>
          </table:table-cell>
          <table:table-cell ns41:value-type="float" table:style-name="ce39" office:value="2473.38" office:value-type="float">
            <text:p>2473.38</text:p>
          </table:table-cell>
          <table:table-cell ns41:value-type="float" table:style-name="ce39" office:value="558.35" office:value-type="float">
            <text:p>558.35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ldehove</text:p>
          </table:table-cell>
          <table:table-cell table:style-name="ce12"/>
          <table:table-cell ns41:value-type="float" table:style-name="ce16" office:value="719" office:value-type="float">
            <text:p>719</text:p>
          </table:table-cell>
          <table:table-cell ns41:value-type="float" table:style-name="ce39" office:value="695" office:value-type="float">
            <text:p>695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130" office:value-type="float">
            <text:p>130</text:p>
          </table:table-cell>
          <table:table-cell table:style-name="ce39" table:number-columns-repeated="3"/>
          <table:table-cell ns41:value-type="float" table:style-name="ce39" office:value="1" office:value-type="float">
            <text:p>1</text:p>
          </table:table-cell>
          <table:table-cell table:style-name="ce39" table:number-columns-repeated="8"/>
          <table:table-cell table:formula="of:=SUM([.C41]+[.E41]+[.G41]+[.I41]+[.K41]+[.M41]+[.O41]+[.Q41]+[.S41])" ns41:value-type="float" table:style-name="ce39" office:value-type="float" office:value="1303">
            <text:p>1303</text:p>
          </table:table-cell>
          <table:table-cell table:formula="of:=SUM([.D41]+[.F41]+[.H41]+[.J41]+[.L41]+[.N41]+[.P41]+[.R41]+[.T41])" ns41:value-type="float" table:style-name="ce39" office:value-type="float" office:value="1288">
            <text:p>1288</text:p>
          </table:table-cell>
          <table:table-cell ns41:value-type="float" table:style-name="ce39" office:value="4080.91" office:value-type="float">
            <text:p>4080.91</text:p>
          </table:table-cell>
          <table:table-cell ns41:value-type="float" table:style-name="ce39" office:value="634.91" office:value-type="float">
            <text:p>634.9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ldekerk</text:p>
          </table:table-cell>
          <table:table-cell table:style-name="ce12"/>
          <table:table-cell ns41:value-type="float" table:style-name="ce16" office:value="364" office:value-type="float">
            <text:p>364</text:p>
          </table:table-cell>
          <table:table-cell ns41:value-type="float" table:style-name="ce39" office:value="334" office:value-type="float">
            <text:p>334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34" office:value-type="float">
            <text:p>34</text:p>
          </table:table-cell>
          <table:table-cell ns41:value-type="float" table:style-name="ce39" office:value="28" office:value-type="float">
            <text:p>28</text:p>
          </table:table-cell>
          <table:table-cell table:style-name="ce39" table:number-columns-repeated="12"/>
          <table:table-cell table:formula="of:=SUM([.C42]+[.E42]+[.G42]+[.I42]+[.K42]+[.M42]+[.O42]+[.Q42]+[.S42])" ns41:value-type="float" table:style-name="ce39" office:value-type="float" office:value="651">
            <text:p>651</text:p>
          </table:table-cell>
          <table:table-cell table:formula="of:=SUM([.D42]+[.F42]+[.H42]+[.J42]+[.L42]+[.N42]+[.P42]+[.R42]+[.T42])" ns41:value-type="float" table:style-name="ce39" office:value-type="float" office:value="622">
            <text:p>622</text:p>
          </table:table-cell>
          <table:table-cell ns41:value-type="float" table:style-name="ce39" office:value="2165.1" office:value-type="float">
            <text:p>2165.1</text:p>
          </table:table-cell>
          <table:table-cell ns41:value-type="float" table:style-name="ce39" office:value="587.96" office:value-type="float">
            <text:p>587.9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nstwedde</text:p>
          </table:table-cell>
          <table:table-cell table:style-name="ce12"/>
          <table:table-cell ns41:value-type="float" table:style-name="ce16" office:value="2005" office:value-type="float">
            <text:p>2005</text:p>
          </table:table-cell>
          <table:table-cell ns41:value-type="float" table:style-name="ce39" office:value="1963" office:value-type="float">
            <text:p>1963</text:p>
          </table:table-cell>
          <table:table-cell ns41:value-type="float" table:style-name="ce39" office:value="1233" office:value-type="float">
            <text:p>1233</text:p>
          </table:table-cell>
          <table:table-cell ns41:value-type="float" table:style-name="ce39" office:value="1331" office:value-type="float">
            <text:p>1331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425" office:value-type="float">
            <text:p>425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float" table:style-name="ce39" office:value="154" office:value-type="float">
            <text:p>154</text:p>
          </table:table-cell>
          <table:table-cell ns41:value-type="float" table:style-name="ce39" office:value="121" office:value-type="float">
            <text:p>121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style-name="ce39" table:number-columns-repeated="2"/>
          <table:table-cell ns41:value-type="float" table:style-name="ce39" office:value="2" office:value-type="float">
            <text:p>2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table:formula="of:=SUM([.C43]+[.E43]+[.G43]+[.I43]+[.K43]+[.M43]+[.O43]+[.Q43]+[.S43])" ns41:value-type="float" table:style-name="ce39" office:value-type="float" office:value="3841">
            <text:p>3841</text:p>
          </table:table-cell>
          <table:table-cell table:formula="of:=SUM([.D43]+[.F43]+[.H43]+[.J43]+[.L43]+[.N43]+[.P43]+[.R43]+[.T43])" ns41:value-type="float" table:style-name="ce39" office:value-type="float" office:value="3845">
            <text:p>3845</text:p>
          </table:table-cell>
          <table:table-cell ns41:value-type="float" table:style-name="ce39" office:value="10676.94" office:value-type="float">
            <text:p>10676.94</text:p>
          </table:table-cell>
          <table:table-cell ns41:value-type="float" table:style-name="ce39" office:value="719.87" office:value-type="float">
            <text:p>719.8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ude Pekela</text:p>
          </table:table-cell>
          <table:table-cell table:style-name="ce12"/>
          <table:table-cell ns41:value-type="float" table:style-name="ce16" office:value="1550" office:value-type="float">
            <text:p>1550</text:p>
          </table:table-cell>
          <table:table-cell ns41:value-type="float" table:style-name="ce39" office:value="1609" office:value-type="float">
            <text:p>1609</text:p>
          </table:table-cell>
          <table:table-cell ns41:value-type="float" table:style-name="ce39" office:value="697" office:value-type="float">
            <text:p>697</text:p>
          </table:table-cell>
          <table:table-cell ns41:value-type="float" table:style-name="ce39" office:value="797" office:value-type="float">
            <text:p>797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68" office:value-type="float">
            <text:p>68</text:p>
          </table:table-cell>
          <table:table-cell table:style-name="ce39" table:number-columns-repeated="2"/>
          <table:table-cell ns41:value-type="float" table:style-name="ce39" office:value="36" office:value-type="float">
            <text:p>36</text:p>
          </table:table-cell>
          <table:table-cell ns41:value-type="float" table:style-name="ce39" office:value="38" office:value-type="float">
            <text:p>38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float" table:style-name="ce39" office:value="2" office:value-type="float">
            <text:p>2</text:p>
          </table:table-cell>
          <table:table-cell ns41:value-type="float" table:style-name="ce39" office:value="6" office:value-type="float">
            <text:p>6</text:p>
          </table:table-cell>
          <table:table-cell ns41:value-type="float" office:value="5" table:style-name="ce39" table:number-columns-repeated="2" office:value-type="float">
            <text:p>5</text:p>
          </table:table-cell>
          <table:table-cell ns41:value-type="float" table:style-name="ce39" office:value="1" office:value-type="float">
            <text:p>1</text:p>
          </table:table-cell>
          <table:table-cell table:formula="of:=SUM([.C44]+[.E44]+[.G44]+[.I44]+[.K44]+[.M44]+[.O44]+[.Q44]+[.S44])" ns41:value-type="float" table:style-name="ce39" office:value-type="float" office:value="2367">
            <text:p>2367</text:p>
          </table:table-cell>
          <table:table-cell table:formula="of:=SUM([.D44]+[.F44]+[.H44]+[.J44]+[.L44]+[.N44]+[.P44]+[.R44]+[.T44])" ns41:value-type="float" table:style-name="ce39" office:value-type="float" office:value="2521">
            <text:p>2521</text:p>
          </table:table-cell>
          <table:table-cell ns41:value-type="float" table:style-name="ce39" office:value="1903.7" office:value-type="float">
            <text:p>1903.7</text:p>
          </table:table-cell>
          <table:table-cell ns41:value-type="float" table:style-name="ce39" office:value="2567.61" office:value-type="float">
            <text:p>2567.6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appemeer</text:p>
          </table:table-cell>
          <table:table-cell table:style-name="ce12"/>
          <table:table-cell ns41:value-type="float" table:style-name="ce16" office:value="1162" office:value-type="float">
            <text:p>1162</text:p>
          </table:table-cell>
          <table:table-cell ns41:value-type="float" table:style-name="ce39" office:value="1187" office:value-type="float">
            <text:p>1187</text:p>
          </table:table-cell>
          <table:table-cell ns41:value-type="float" table:style-name="ce39" office:value="793" office:value-type="float">
            <text:p>793</text:p>
          </table:table-cell>
          <table:table-cell ns41:value-type="float" table:style-name="ce39" office:value="924" office:value-type="float">
            <text:p>924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23" office:value-type="float">
            <text:p>123</text:p>
          </table:table-cell>
          <table:table-cell table:style-name="ce39"/>
          <table:table-cell ns41:value-type="float" table:style-name="ce39" office:value="1" office:value-type="float">
            <text:p>1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6" office:value-type="float">
            <text:p>6</text:p>
          </table:table-cell>
          <table:table-cell table:style-name="ce39" table:number-columns-repeated="3"/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ns41:value-type="float" office:value="4" table:style-name="ce39" table:number-columns-repeated="2" office:value-type="float">
            <text:p>4</text:p>
          </table:table-cell>
          <table:table-cell table:formula="of:=SUM([.C45]+[.E45]+[.G45]+[.I45]+[.K45]+[.M45]+[.O45]+[.Q45]+[.S45])" ns41:value-type="float" table:style-name="ce39" office:value-type="float" office:value="2136">
            <text:p>2136</text:p>
          </table:table-cell>
          <table:table-cell table:formula="of:=SUM([.D45]+[.F45]+[.H45]+[.J45]+[.L45]+[.N45]+[.P45]+[.R45]+[.T45])" ns41:value-type="float" table:style-name="ce39" office:value-type="float" office:value="2264">
            <text:p>2264</text:p>
          </table:table-cell>
          <table:table-cell ns41:value-type="float" table:style-name="ce39" office:value="1329.6" office:value-type="float">
            <text:p>1329.6</text:p>
          </table:table-cell>
          <table:table-cell ns41:value-type="float" table:style-name="ce39" office:value="3309.27" office:value-type="float">
            <text:p>3309.2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cheemda</text:p>
          </table:table-cell>
          <table:table-cell table:style-name="ce12"/>
          <table:table-cell ns41:value-type="float" table:style-name="ce16" office:value="1587" office:value-type="float">
            <text:p>1587</text:p>
          </table:table-cell>
          <table:table-cell ns41:value-type="float" table:style-name="ce39" office:value="1520" office:value-type="float">
            <text:p>1520</text:p>
          </table:table-cell>
          <table:table-cell ns41:value-type="float" table:style-name="ce39" office:value="710" office:value-type="float">
            <text:p>710</text:p>
          </table:table-cell>
          <table:table-cell ns41:value-type="float" table:style-name="ce39" office:value="762" office:value-type="float">
            <text:p>762</text:p>
          </table:table-cell>
          <table:table-cell ns41:value-type="float" table:style-name="ce39" office:value="45" office:value-type="float">
            <text:p>45</text:p>
          </table:table-cell>
          <table:table-cell ns41:value-type="float" table:style-name="ce39" office:value="41" office:value-type="float">
            <text:p>41</text:p>
          </table:table-cell>
          <table:table-cell table:style-name="ce39" table:number-columns-repeated="2"/>
          <table:table-cell ns41:value-type="float" table:style-name="ce39" office:value="22" office:value-type="float">
            <text:p>22</text:p>
          </table:table-cell>
          <table:table-cell ns41:value-type="float" table:style-name="ce39" office:value="19" office:value-type="float">
            <text:p>19</text:p>
          </table:table-cell>
          <table:table-cell table:style-name="ce39"/>
          <table:table-cell ns41:value-type="float" table:style-name="ce39" office:value="1" office:value-type="float">
            <text:p>1</text:p>
          </table:table-cell>
          <table:table-cell table:style-name="ce39" table:number-columns-repeated="4"/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table:formula="of:=SUM([.C46]+[.E46]+[.G46]+[.I46]+[.K46]+[.M46]+[.O46]+[.Q46]+[.S46])" ns41:value-type="float" table:style-name="ce39" office:value-type="float" office:value="2367">
            <text:p>2367</text:p>
          </table:table-cell>
          <table:table-cell table:formula="of:=SUM([.D46]+[.F46]+[.H46]+[.J46]+[.L46]+[.N46]+[.P46]+[.R46]+[.T46])" ns41:value-type="float" table:style-name="ce39" office:value-type="float" office:value="2344">
            <text:p>2344</text:p>
          </table:table-cell>
          <table:table-cell ns41:value-type="float" table:style-name="ce39" office:value="4592.44" office:value-type="float">
            <text:p>4592.44</text:p>
          </table:table-cell>
          <table:table-cell ns41:value-type="float" table:style-name="ce39" office:value="1025.81" office:value-type="float">
            <text:p>1025.8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lochteren</text:p>
          </table:table-cell>
          <table:table-cell table:style-name="ce12"/>
          <table:table-cell ns41:value-type="float" table:style-name="ce16" office:value="3367" office:value-type="float">
            <text:p>3367</text:p>
          </table:table-cell>
          <table:table-cell ns41:value-type="float" table:style-name="ce39" office:value="3097" office:value-type="float">
            <text:p>3097</text:p>
          </table:table-cell>
          <table:table-cell ns41:value-type="float" table:style-name="ce39" office:value="1300" office:value-type="float">
            <text:p>1300</text:p>
          </table:table-cell>
          <table:table-cell ns41:value-type="float" table:style-name="ce39" office:value="1393" office:value-type="float">
            <text:p>1393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74" office:value-type="float">
            <text:p>74</text:p>
          </table:table-cell>
          <table:table-cell table:style-name="ce39" table:number-columns-repeated="2"/>
          <table:table-cell ns41:value-type="float" table:style-name="ce39" office:value="22" office:value-type="float">
            <text:p>22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5"/>
          <table:table-cell ns41:value-type="float" table:style-name="ce39" office:value="1" office:value-type="float">
            <text:p>1</text:p>
          </table:table-cell>
          <table:table-cell table:style-name="ce39"/>
          <table:table-cell table:formula="of:=SUM([.C47]+[.E47]+[.G47]+[.I47]+[.K47]+[.M47]+[.O47]+[.Q47]+[.S47])" ns41:value-type="float" table:style-name="ce39" office:value-type="float" office:value="4767">
            <text:p>4767</text:p>
          </table:table-cell>
          <table:table-cell table:formula="of:=SUM([.D47]+[.F47]+[.H47]+[.J47]+[.L47]+[.N47]+[.P47]+[.R47]+[.T47])" ns41:value-type="float" table:style-name="ce39" office:value-type="float" office:value="4576">
            <text:p>4576</text:p>
          </table:table-cell>
          <table:table-cell ns41:value-type="float" table:style-name="ce39" office:value="14587.89" office:value-type="float">
            <text:p>14587.89</text:p>
          </table:table-cell>
          <table:table-cell ns41:value-type="float" table:style-name="ce39" office:value="640.46" office:value-type="float">
            <text:p>640.4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edum</text:p>
          </table:table-cell>
          <table:table-cell table:style-name="ce12"/>
          <table:table-cell ns41:value-type="float" table:style-name="ce16" office:value="617" office:value-type="float">
            <text:p>617</text:p>
          </table:table-cell>
          <table:table-cell ns41:value-type="float" table:style-name="ce39" office:value="536" office:value-type="float">
            <text:p>536</text:p>
          </table:table-cell>
          <table:table-cell ns41:value-type="float" table:style-name="ce39" office:value="397" office:value-type="float">
            <text:p>397</text:p>
          </table:table-cell>
          <table:table-cell ns41:value-type="float" table:style-name="ce39" office:value="448" office:value-type="float">
            <text:p>448</text:p>
          </table:table-cell>
          <table:table-cell ns41:value-type="float" table:style-name="ce39" office:value="18" office:value-type="float">
            <text:p>18</text:p>
          </table:table-cell>
          <table:table-cell ns41:value-type="float" table:style-name="ce39" office:value="17" office:value-type="float">
            <text:p>17</text:p>
          </table:table-cell>
          <table:table-cell table:style-name="ce39" table:number-columns-repeated="2"/>
          <table:table-cell ns41:value-type="float" table:style-name="ce39" office:value="4" office:value-type="float">
            <text:p>4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6"/>
          <table:table-cell ns41:value-type="float" table:style-name="ce39" office:value="3" office:value-type="float">
            <text:p>3</text:p>
          </table:table-cell>
          <table:table-cell table:style-name="ce39"/>
          <table:table-cell table:formula="of:=SUM([.C48]+[.E48]+[.G48]+[.I48]+[.K48]+[.M48]+[.O48]+[.Q48]+[.S48])" ns41:value-type="float" table:style-name="ce39" office:value-type="float" office:value="1039">
            <text:p>1039</text:p>
          </table:table-cell>
          <table:table-cell table:formula="of:=SUM([.D48]+[.F48]+[.H48]+[.J48]+[.L48]+[.N48]+[.P48]+[.R48]+[.T48])" ns41:value-type="float" table:style-name="ce39" office:value-type="float" office:value="1002">
            <text:p>1002</text:p>
          </table:table-cell>
          <table:table-cell ns41:value-type="float" table:style-name="ce39" office:value="2451.43" office:value-type="float">
            <text:p>2451.43</text:p>
          </table:table-cell>
          <table:table-cell ns41:value-type="float" table:style-name="ce39" office:value="832.57" office:value-type="float">
            <text:p>832.5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en Boer</text:p>
          </table:table-cell>
          <table:table-cell table:style-name="ce12"/>
          <table:table-cell ns41:value-type="float" table:style-name="ce16" office:value="1619" office:value-type="float">
            <text:p>1619</text:p>
          </table:table-cell>
          <table:table-cell ns41:value-type="float" table:style-name="ce39" office:value="1537" office:value-type="float">
            <text:p>1537</text:p>
          </table:table-cell>
          <table:table-cell ns41:value-type="float" table:style-name="ce39" office:value="793" office:value-type="float">
            <text:p>793</text:p>
          </table:table-cell>
          <table:table-cell ns41:value-type="float" table:style-name="ce39" office:value="797" office:value-type="float">
            <text:p>797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52" office:value-type="float">
            <text:p>5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float" table:style-name="ce39" office:value="8" office:value-type="float">
            <text:p>8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6"/>
          <table:table-cell ns41:value-type="float" table:style-name="ce39" office:value="5" office:value-type="float">
            <text:p>5</text:p>
          </table:table-cell>
          <table:table-cell ns41:value-type="float" table:style-name="ce39" office:value="3" office:value-type="float">
            <text:p>3</text:p>
          </table:table-cell>
          <table:table-cell table:formula="of:=SUM([.C49]+[.E49]+[.G49]+[.I49]+[.K49]+[.M49]+[.O49]+[.Q49]+[.S49])" ns41:value-type="float" table:style-name="ce39" office:value-type="float" office:value="2481">
            <text:p>2481</text:p>
          </table:table-cell>
          <table:table-cell table:formula="of:=SUM([.D49]+[.F49]+[.H49]+[.J49]+[.L49]+[.N49]+[.P49]+[.R49]+[.T49])" ns41:value-type="float" table:style-name="ce39" office:value-type="float" office:value="2393">
            <text:p>2393</text:p>
          </table:table-cell>
          <table:table-cell ns41:value-type="float" table:style-name="ce39" office:value="5689.34" office:value-type="float">
            <text:p>5689.34</text:p>
          </table:table-cell>
          <table:table-cell ns41:value-type="float" table:style-name="ce39" office:value="856.7" office:value-type="float">
            <text:p>856.7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ermunten</text:p>
          </table:table-cell>
          <table:table-cell table:style-name="ce12"/>
          <table:table-cell ns41:value-type="float" table:style-name="ce16" office:value="1000" office:value-type="float">
            <text:p>1000</text:p>
          </table:table-cell>
          <table:table-cell ns41:value-type="float" table:style-name="ce39" office:value="995" office:value-type="float">
            <text:p>995</text:p>
          </table:table-cell>
          <table:table-cell ns41:value-type="float" table:style-name="ce39" office:value="421" office:value-type="float">
            <text:p>421</text:p>
          </table:table-cell>
          <table:table-cell ns41:value-type="float" table:style-name="ce39" office:value="511" office:value-type="float">
            <text:p>511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22" office:value-type="float">
            <text:p>22</text:p>
          </table:table-cell>
          <table:table-cell table:style-name="ce39" table:number-columns-repeated="2"/>
          <table:table-cell ns41:value-type="float" office:value="5" table:style-name="ce39" table:number-columns-repeated="2" office:value-type="float">
            <text:p>5</text:p>
          </table:table-cell>
          <table:table-cell table:style-name="ce39" table:number-columns-repeated="4"/>
          <table:table-cell ns41:value-type="float" office:value="1" table:style-name="ce39" table:number-columns-repeated="2" office:value-type="float">
            <text:p>1</text:p>
          </table:table-cell>
          <table:table-cell ns41:value-type="float" table:style-name="ce39" office:value="12" office:value-type="float">
            <text:p>12</text:p>
          </table:table-cell>
          <table:table-cell ns41:value-type="float" table:style-name="ce39" office:value="14" office:value-type="float">
            <text:p>14</text:p>
          </table:table-cell>
          <table:table-cell table:formula="of:=SUM([.C50]+[.E50]+[.G50]+[.I50]+[.K50]+[.M50]+[.O50]+[.Q50]+[.S50])" ns41:value-type="float" table:style-name="ce39" office:value-type="float" office:value="1470">
            <text:p>1470</text:p>
          </table:table-cell>
          <table:table-cell table:formula="of:=SUM([.D50]+[.F50]+[.H50]+[.J50]+[.L50]+[.N50]+[.P50]+[.R50]+[.T50])" ns41:value-type="float" table:style-name="ce39" office:value-type="float" office:value="1548">
            <text:p>1548</text:p>
          </table:table-cell>
          <table:table-cell ns41:value-type="float" table:style-name="ce39" office:value="5498.57" office:value-type="float">
            <text:p>5498.57</text:p>
          </table:table-cell>
          <table:table-cell ns41:value-type="float" table:style-name="ce39" office:value="548.88" office:value-type="float">
            <text:p>548.8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Uithuizen</text:p>
          </table:table-cell>
          <table:table-cell table:style-name="ce12"/>
          <table:table-cell ns41:value-type="float" table:style-name="ce16" office:value="969" office:value-type="float">
            <text:p>969</text:p>
          </table:table-cell>
          <table:table-cell ns41:value-type="float" table:style-name="ce39" office:value="973" office:value-type="float">
            <text:p>973</text:p>
          </table:table-cell>
          <table:table-cell ns41:value-type="float" table:style-name="ce39" office:value="459" office:value-type="float">
            <text:p>459</text:p>
          </table:table-cell>
          <table:table-cell ns41:value-type="float" table:style-name="ce39" office:value="573" office:value-type="float">
            <text:p>573</text:p>
          </table:table-cell>
          <table:table-cell ns41:value-type="float" table:style-name="ce39" office:value="50" office:value-type="float">
            <text:p>50</text:p>
          </table:table-cell>
          <table:table-cell ns41:value-type="float" table:style-name="ce39" office:value="25" office:value-type="float">
            <text:p>25</text:p>
          </table:table-cell>
          <table:table-cell table:style-name="ce39" table:number-columns-repeated="2"/>
          <table:table-cell ns41:value-type="float" table:style-name="ce39" office:value="25" office:value-type="float">
            <text:p>25</text:p>
          </table:table-cell>
          <table:table-cell ns41:value-type="float" table:style-name="ce39" office:value="10" office:value-type="float">
            <text:p>10</text:p>
          </table:table-cell>
          <table:table-cell table:style-name="ce39" table:number-columns-repeated="8"/>
          <table:table-cell table:formula="of:=SUM([.C51]+[.E51]+[.G51]+[.I51]+[.K51]+[.M51]+[.O51]+[.Q51]+[.S51])" ns41:value-type="float" table:style-name="ce39" office:value-type="float" office:value="1503">
            <text:p>1503</text:p>
          </table:table-cell>
          <table:table-cell table:formula="of:=SUM([.D51]+[.F51]+[.H51]+[.J51]+[.L51]+[.N51]+[.P51]+[.R51]+[.T51])" ns41:value-type="float" table:style-name="ce39" office:value-type="float" office:value="1581">
            <text:p>1581</text:p>
          </table:table-cell>
          <table:table-cell ns41:value-type="float" table:style-name="ce39" office:value="2844.59" office:value-type="float">
            <text:p>2844.59</text:p>
          </table:table-cell>
          <table:table-cell ns41:value-type="float" table:style-name="ce39" office:value="1084.15" office:value-type="float">
            <text:p>1084.15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Uithuizermeeden</text:p>
          </table:table-cell>
          <table:table-cell table:style-name="ce12"/>
          <table:table-cell ns41:value-type="float" table:style-name="ce16" office:value="1386" office:value-type="float">
            <text:p>1386</text:p>
          </table:table-cell>
          <table:table-cell ns41:value-type="float" table:style-name="ce39" office:value="1418" office:value-type="float">
            <text:p>1418</text:p>
          </table:table-cell>
          <table:table-cell ns41:value-type="float" table:style-name="ce39" office:value="475" office:value-type="float">
            <text:p>475</text:p>
          </table:table-cell>
          <table:table-cell ns41:value-type="float" table:style-name="ce39" office:value="507" office:value-type="float">
            <text:p>507</text:p>
          </table:table-cell>
          <table:table-cell ns41:value-type="float" table:style-name="ce39" office:value="28" office:value-type="float">
            <text:p>28</text:p>
          </table:table-cell>
          <table:table-cell ns41:value-type="float" table:style-name="ce39" office:value="25" office:value-type="float">
            <text:p>25</text:p>
          </table:table-cell>
          <table:table-cell table:style-name="ce39" table:number-columns-repeated="2"/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7"/>
          <table:table-cell table:formula="of:=SUM([.C52]+[.E52]+[.G52]+[.I52]+[.K52]+[.M52]+[.O52]+[.Q52]+[.S52])" ns41:value-type="float" table:style-name="ce39" office:value-type="float" office:value="1894">
            <text:p>1894</text:p>
          </table:table-cell>
          <table:table-cell table:formula="of:=SUM([.D52]+[.F52]+[.H52]+[.J52]+[.L52]+[.N52]+[.P52]+[.R52]+[.T52])" ns41:value-type="float" table:style-name="ce39" office:value-type="float" office:value="1951">
            <text:p>1951</text:p>
          </table:table-cell>
          <table:table-cell ns41:value-type="float" table:style-name="ce39" office:value="4688.96" office:value-type="float">
            <text:p>4688.96</text:p>
          </table:table-cell>
          <table:table-cell ns41:value-type="float" table:style-name="ce39" office:value="820.02" office:value-type="float">
            <text:p>820.0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Ulrum</text:p>
          </table:table-cell>
          <table:table-cell table:style-name="ce12"/>
          <table:table-cell ns41:value-type="float" table:style-name="ce16" office:value="1092" office:value-type="float">
            <text:p>1092</text:p>
          </table:table-cell>
          <table:table-cell ns41:value-type="float" table:style-name="ce39" office:value="1084" office:value-type="float">
            <text:p>1084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127" office:value-type="float">
            <text:p>127</text:p>
          </table:table-cell>
          <table:table-cell table:style-name="ce39" table:number-columns-repeated="2"/>
          <table:table-cell ns41:value-type="float" table:style-name="ce39" office:value="8" office:value-type="float">
            <text:p>8</text:p>
          </table:table-cell>
          <table:table-cell ns41:value-type="float" table:style-name="ce39" office:value="6" office:value-type="float">
            <text:p>6</text:p>
          </table:table-cell>
          <table:table-cell table:style-name="ce39" table:number-columns-repeated="8"/>
          <table:table-cell table:formula="of:=SUM([.C53]+[.E53]+[.G53]+[.I53]+[.K53]+[.M53]+[.O53]+[.Q53]+[.S53])" ns41:value-type="float" table:style-name="ce39" office:value-type="float" office:value="1760">
            <text:p>1760</text:p>
          </table:table-cell>
          <table:table-cell table:formula="of:=SUM([.D53]+[.F53]+[.H53]+[.J53]+[.L53]+[.N53]+[.P53]+[.R53]+[.T53])" ns41:value-type="float" table:style-name="ce39" office:value-type="float" office:value="1733">
            <text:p>1733</text:p>
          </table:table-cell>
          <table:table-cell ns41:value-type="float" table:style-name="ce39" office:value="3047.76" office:value-type="float">
            <text:p>3047.76</text:p>
          </table:table-cell>
          <table:table-cell ns41:value-type="float" table:style-name="ce39" office:value="1146.1" office:value-type="float">
            <text:p>1146.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Usquert</text:p>
          </table:table-cell>
          <table:table-cell table:style-name="ce12"/>
          <table:table-cell ns41:value-type="float" table:style-name="ce16" office:value="501" office:value-type="float">
            <text:p>501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316" office:value-type="float">
            <text:p>316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15" office:value-type="float">
            <text:p>15</text:p>
          </table:table-cell>
          <table:table-cell table:style-name="ce39" table:number-columns-repeated="2"/>
          <table:table-cell ns41:value-type="float" table:style-name="ce39" office:value="7" office:value-type="float">
            <text:p>7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float" table:style-name="ce39" office:value="1" office:value-type="float">
            <text:p>1</text:p>
          </table:table-cell>
          <table:table-cell table:style-name="ce39" table:number-columns-repeated="6"/>
          <table:table-cell table:formula="of:=SUM([.C54]+[.E54]+[.G54]+[.I54]+[.K54]+[.M54]+[.O54]+[.Q54]+[.S54])" ns41:value-type="float" table:style-name="ce39" office:value-type="float" office:value="857">
            <text:p>857</text:p>
          </table:table-cell>
          <table:table-cell table:formula="of:=SUM([.D54]+[.F54]+[.H54]+[.J54]+[.L54]+[.N54]+[.P54]+[.R54]+[.T54])" ns41:value-type="float" table:style-name="ce39" office:value-type="float" office:value="877">
            <text:p>877</text:p>
          </table:table-cell>
          <table:table-cell ns41:value-type="float" table:style-name="ce39" office:value="2792.7" office:value-type="float">
            <text:p>2792.7</text:p>
          </table:table-cell>
          <table:table-cell ns41:value-type="float" table:style-name="ce39" office:value="620.9" office:value-type="float">
            <text:p>620.9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eendam</text:p>
          </table:table-cell>
          <table:table-cell table:style-name="ce12"/>
          <table:table-cell ns41:value-type="float" table:style-name="ce16" office:value="3500" office:value-type="float">
            <text:p>3500</text:p>
          </table:table-cell>
          <table:table-cell ns41:value-type="float" table:style-name="ce39" office:value="3545" office:value-type="float">
            <text:p>3545</text:p>
          </table:table-cell>
          <table:table-cell ns41:value-type="float" table:style-name="ce39" office:value="1295" office:value-type="float">
            <text:p>1295</text:p>
          </table:table-cell>
          <table:table-cell ns41:value-type="float" table:style-name="ce39" office:value="1492" office:value-type="float">
            <text:p>1492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float" table:style-name="ce39" office:value="61" office:value-type="float">
            <text:p>61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3" office:value-type="float">
            <text:p>3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float" office:value="6" table:style-name="ce39" table:number-columns-repeated="2" office:value-type="float">
            <text:p>6</text:p>
          </table:table-cell>
          <table:table-cell ns41:value-type="float" office:value="3" table:style-name="ce39" table:number-columns-repeated="2" office:value-type="float">
            <text:p>3</text:p>
          </table:table-cell>
          <table:table-cell table:formula="of:=SUM([.C55]+[.E55]+[.G55]+[.I55]+[.K55]+[.M55]+[.O55]+[.Q55]+[.S55])" ns41:value-type="float" table:style-name="ce39" office:value-type="float" office:value="5103">
            <text:p>5103</text:p>
          </table:table-cell>
          <table:table-cell table:formula="of:=SUM([.D55]+[.F55]+[.H55]+[.J55]+[.L55]+[.N55]+[.P55]+[.R55]+[.T55])" ns41:value-type="float" table:style-name="ce39" office:value-type="float" office:value="5289">
            <text:p>5289</text:p>
          </table:table-cell>
          <table:table-cell ns41:value-type="float" table:style-name="ce39" office:value="4843.33" office:value-type="float">
            <text:p>4843.33</text:p>
          </table:table-cell>
          <table:table-cell ns41:value-type="float" table:style-name="ce39" office:value="2145.3" office:value-type="float">
            <text:p>2145.3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lagtwedde</text:p>
          </table:table-cell>
          <table:table-cell table:style-name="ce12"/>
          <table:table-cell ns41:value-type="float" table:style-name="ce16" office:value="1317" office:value-type="float">
            <text:p>1317</text:p>
          </table:table-cell>
          <table:table-cell ns41:value-type="float" table:style-name="ce39" office:value="1200" office:value-type="float">
            <text:p>1200</text:p>
          </table:table-cell>
          <table:table-cell ns41:value-type="float" table:style-name="ce39" office:value="413" office:value-type="float">
            <text:p>413</text:p>
          </table:table-cell>
          <table:table-cell ns41:value-type="float" table:style-name="ce39" office:value="397" office:value-type="float">
            <text:p>397</text:p>
          </table:table-cell>
          <table:table-cell ns41:value-type="float" table:style-name="ce39" office:value="347" office:value-type="float">
            <text:p>347</text:p>
          </table:table-cell>
          <table:table-cell ns41:value-type="float" table:style-name="ce39" office:value="337" office:value-type="float">
            <text:p>337</text:p>
          </table:table-cell>
          <table:table-cell table:style-name="ce39" table:number-columns-repeated="2"/>
          <table:table-cell ns41:value-type="float" table:style-name="ce39" office:value="188" office:value-type="float">
            <text:p>188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3"/>
          <table:table-cell ns41:value-type="float" table:style-name="ce39" office:value="1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table:formula="of:=SUM([.C56]+[.E56]+[.G56]+[.I56]+[.K56]+[.M56]+[.O56]+[.Q56]+[.S56])" ns41:value-type="float" table:style-name="ce39" office:value-type="float" office:value="2267">
            <text:p>2267</text:p>
          </table:table-cell>
          <table:table-cell table:formula="of:=SUM([.D56]+[.F56]+[.H56]+[.J56]+[.L56]+[.N56]+[.P56]+[.R56]+[.T56])" ns41:value-type="float" table:style-name="ce39" office:value-type="float" office:value="2073">
            <text:p>2073</text:p>
          </table:table-cell>
          <table:table-cell ns41:value-type="float" table:style-name="ce39" office:value="15400.76" office:value-type="float">
            <text:p>15400.76</text:p>
          </table:table-cell>
          <table:table-cell ns41:value-type="float" table:style-name="ce39" office:value="281.81" office:value-type="float">
            <text:p>281.8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arffum</text:p>
          </table:table-cell>
          <table:table-cell table:style-name="ce12"/>
          <table:table-cell ns41:value-type="float" table:style-name="ce16" office:value="736" office:value-type="float">
            <text:p>736</text:p>
          </table:table-cell>
          <table:table-cell ns41:value-type="float" table:style-name="ce39" office:value="696" office:value-type="float">
            <text:p>696</text:p>
          </table:table-cell>
          <table:table-cell ns41:value-type="float" table:style-name="ce39" office:value="318" office:value-type="float">
            <text:p>318</text:p>
          </table:table-cell>
          <table:table-cell ns41:value-type="float" table:style-name="ce39" office:value="376" office:value-type="float">
            <text:p>376</text:p>
          </table:table-cell>
          <table:table-cell ns41:value-type="float" table:style-name="ce39" office:value="38" office:value-type="float">
            <text:p>38</text:p>
          </table:table-cell>
          <table:table-cell ns41:value-type="float" table:style-name="ce39" office:value="35" office:value-type="float">
            <text:p>35</text:p>
          </table:table-cell>
          <table:table-cell table:style-name="ce39" table:number-columns-repeated="2"/>
          <table:table-cell ns41:value-type="float" table:style-name="ce39" office:value="4" office:value-type="float">
            <text:p>4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5"/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table:formula="of:=SUM([.C57]+[.E57]+[.G57]+[.I57]+[.K57]+[.M57]+[.O57]+[.Q57]+[.S57])" ns41:value-type="float" table:style-name="ce39" office:value-type="float" office:value="1096">
            <text:p>1096</text:p>
          </table:table-cell>
          <table:table-cell table:formula="of:=SUM([.D57]+[.F57]+[.H57]+[.J57]+[.L57]+[.N57]+[.P57]+[.R57]+[.T57])" ns41:value-type="float" table:style-name="ce39" office:value-type="float" office:value="1111">
            <text:p>1111</text:p>
          </table:table-cell>
          <table:table-cell ns41:value-type="float" table:style-name="ce39" office:value="2409.78" office:value-type="float">
            <text:p>2409.78</text:p>
          </table:table-cell>
          <table:table-cell ns41:value-type="float" table:style-name="ce39" office:value="915.84" office:value-type="float">
            <text:p>915.8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edde</text:p>
          </table:table-cell>
          <table:table-cell table:style-name="ce12"/>
          <table:table-cell ns41:value-type="float" table:style-name="ce16" office:value="811" office:value-type="float">
            <text:p>811</text:p>
          </table:table-cell>
          <table:table-cell ns41:value-type="float" table:style-name="ce39" office:value="727" office:value-type="float">
            <text:p>727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433" office:value-type="float">
            <text:p>433</text:p>
          </table:table-cell>
          <table:table-cell ns41:value-type="float" table:style-name="ce39" office:value="11" office:value-type="float">
            <text:p>11</text:p>
          </table:table-cell>
          <table:table-cell ns41:value-type="float" table:style-name="ce39" office:value="8" office:value-type="float">
            <text:p>8</text:p>
          </table:table-cell>
          <table:table-cell table:style-name="ce39" table:number-columns-repeated="2"/>
          <table:table-cell ns41:value-type="float" table:style-name="ce39" office:value="25" office:value-type="float">
            <text:p>25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5"/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float" table:style-name="ce39" office:value="1" office:value-type="float">
            <text:p>1</text:p>
          </table:table-cell>
          <table:table-cell table:formula="of:=SUM([.C58]+[.E58]+[.G58]+[.I58]+[.K58]+[.M58]+[.O58]+[.Q58]+[.S58])" ns41:value-type="float" table:style-name="ce39" office:value-type="float" office:value="1234">
            <text:p>1234</text:p>
          </table:table-cell>
          <table:table-cell table:formula="of:=SUM([.D58]+[.F58]+[.H58]+[.J58]+[.L58]+[.N58]+[.P58]+[.R58]+[.T58])" ns41:value-type="float" table:style-name="ce39" office:value-type="float" office:value="1184">
            <text:p>1184</text:p>
          </table:table-cell>
          <table:table-cell ns41:value-type="float" table:style-name="ce39" office:value="4102.4" office:value-type="float">
            <text:p>4102.4</text:p>
          </table:table-cell>
          <table:table-cell ns41:value-type="float" table:style-name="ce39" office:value="589.41" office:value-type="float">
            <text:p>589.41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ldervank</text:p>
          </table:table-cell>
          <table:table-cell table:style-name="ce12"/>
          <table:table-cell ns41:value-type="float" table:style-name="ce16" office:value="2419" office:value-type="float">
            <text:p>2419</text:p>
          </table:table-cell>
          <table:table-cell ns41:value-type="float" table:style-name="ce39" office:value="2478" office:value-type="float">
            <text:p>2478</text:p>
          </table:table-cell>
          <table:table-cell ns41:value-type="float" table:style-name="ce39" office:value="1251" office:value-type="float">
            <text:p>1251</text:p>
          </table:table-cell>
          <table:table-cell ns41:value-type="float" table:style-name="ce39" office:value="1361" office:value-type="float">
            <text:p>1361</text:p>
          </table:table-cell>
          <table:table-cell ns41:value-type="float" table:style-name="ce39" office:value="356" office:value-type="float">
            <text:p>356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float" table:style-name="ce39" office:value="39" office:value-type="float">
            <text:p>39</text:p>
          </table:table-cell>
          <table:table-cell ns41:value-type="float" table:style-name="ce39" office:value="26" office:value-type="float">
            <text:p>26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3" office:value-type="float">
            <text:p>3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ns41:value-type="float" table:style-name="ce39" office:value="7" office:value-type="float">
            <text:p>7</text:p>
          </table:table-cell>
          <table:table-cell ns41:value-type="float" office:value="2" table:style-name="ce39" table:number-columns-repeated="2" office:value-type="float">
            <text:p>2</text:p>
          </table:table-cell>
          <table:table-cell ns41:value-type="float" table:style-name="ce39" office:value="4" office:value-type="float">
            <text:p>4</text:p>
          </table:table-cell>
          <table:table-cell table:formula="of:=SUM([.C59]+[.E59]+[.G59]+[.I59]+[.K59]+[.M59]+[.O59]+[.Q59]+[.S59])" ns41:value-type="float" table:style-name="ce39" office:value-type="float" office:value="4077">
            <text:p>4077</text:p>
          </table:table-cell>
          <table:table-cell table:formula="of:=SUM([.D59]+[.F59]+[.H59]+[.J59]+[.L59]+[.N59]+[.P59]+[.R59]+[.T59])" ns41:value-type="float" table:style-name="ce39" office:value-type="float" office:value="4237">
            <text:p>4237</text:p>
          </table:table-cell>
          <table:table-cell ns41:value-type="float" table:style-name="ce39" office:value="4190.05" office:value-type="float">
            <text:p>4190.05</text:p>
          </table:table-cell>
          <table:table-cell ns41:value-type="float" table:style-name="ce39" office:value="1984.24" office:value-type="float">
            <text:p>1984.2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nschoten</text:p>
          </table:table-cell>
          <table:table-cell table:style-name="ce12"/>
          <table:table-cell ns41:value-type="float" table:style-name="ce16" office:value="1836" office:value-type="float">
            <text:p>1836</text:p>
          </table:table-cell>
          <table:table-cell ns41:value-type="float" table:style-name="ce39" office:value="1938" office:value-type="float">
            <text:p>1938</text:p>
          </table:table-cell>
          <table:table-cell ns41:value-type="float" table:style-name="ce39" office:value="1018" office:value-type="float">
            <text:p>1018</text:p>
          </table:table-cell>
          <table:table-cell ns41:value-type="float" table:style-name="ce39" office:value="1246" office:value-type="float">
            <text:p>1246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7" office:value-type="float">
            <text:p>177</text:p>
          </table:table-cell>
          <table:table-cell table:style-name="ce39" table:number-columns-repeated="2"/>
          <table:table-cell ns41:value-type="float" table:style-name="ce39" office:value="112" office:value-type="float">
            <text:p>112</text:p>
          </table:table-cell>
          <table:table-cell ns41:value-type="float" table:style-name="ce39" office:value="91" office:value-type="float">
            <text:p>91</text:p>
          </table:table-cell>
          <table:table-cell ns41:value-type="float" office:value="2" table:style-name="ce39" table:number-columns-repeated="2" office:value-type="float">
            <text:p>2</text:p>
          </table:table-cell>
          <table:table-cell table:style-name="ce39" table:number-columns-repeated="2"/>
          <table:table-cell ns41:value-type="float" table:style-name="ce39" office:value="5" office:value-type="float">
            <text:p>5</text:p>
          </table:table-cell>
          <table:table-cell ns41:value-type="float" table:style-name="ce39" office:value="2" office:value-type="float">
            <text:p>2</text:p>
          </table:table-cell>
          <table:table-cell ns41:value-type="float" office:value="1" table:style-name="ce39" table:number-columns-repeated="2" office:value-type="float">
            <text:p>1</text:p>
          </table:table-cell>
          <table:table-cell table:formula="of:=SUM([.C60]+[.E60]+[.G60]+[.I60]+[.K60]+[.M60]+[.O60]+[.Q60]+[.S60])" ns41:value-type="float" table:style-name="ce39" office:value-type="float" office:value="3183">
            <text:p>3183</text:p>
          </table:table-cell>
          <table:table-cell table:formula="of:=SUM([.D60]+[.F60]+[.H60]+[.J60]+[.L60]+[.N60]+[.P60]+[.R60]+[.T60])" ns41:value-type="float" table:style-name="ce39" office:value-type="float" office:value="3457">
            <text:p>3457</text:p>
          </table:table-cell>
          <table:table-cell ns41:value-type="float" table:style-name="ce39" office:value="2211.11" office:value-type="float">
            <text:p>2211.11</text:p>
          </table:table-cell>
          <table:table-cell ns41:value-type="float" table:style-name="ce39" office:value="3003.02" office:value-type="float">
            <text:p>3003.02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nsum</text:p>
          </table:table-cell>
          <table:table-cell table:style-name="ce12"/>
          <table:table-cell ns41:value-type="float" table:style-name="ce16" office:value="652" office:value-type="float">
            <text:p>652</text:p>
          </table:table-cell>
          <table:table-cell ns41:value-type="float" table:style-name="ce39" office:value="646" office:value-type="float">
            <text:p>646</text:p>
          </table:table-cell>
          <table:table-cell ns41:value-type="float" table:style-name="ce39" office:value="399" office:value-type="float">
            <text:p>399</text:p>
          </table:table-cell>
          <table:table-cell ns41:value-type="float" table:style-name="ce39" office:value="437" office:value-type="float">
            <text:p>437</text:p>
          </table:table-cell>
          <table:table-cell ns41:value-type="float" office:value="48" table:style-name="ce39" table:number-columns-repeated="2" office:value-type="float">
            <text:p>48</text:p>
          </table:table-cell>
          <table:table-cell table:style-name="ce39" table:number-columns-repeated="2"/>
          <table:table-cell ns41:value-type="float" table:style-name="ce39" office:value="5" office:value-type="float">
            <text:p>5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8"/>
          <table:table-cell table:formula="of:=SUM([.C61]+[.E61]+[.G61]+[.I61]+[.K61]+[.M61]+[.O61]+[.Q61]+[.S61])" ns41:value-type="float" table:style-name="ce39" office:value-type="float" office:value="1104">
            <text:p>1104</text:p>
          </table:table-cell>
          <table:table-cell table:formula="of:=SUM([.D61]+[.F61]+[.H61]+[.J61]+[.L61]+[.N61]+[.P61]+[.R61]+[.T61])" ns41:value-type="float" table:style-name="ce39" office:value-type="float" office:value="1132">
            <text:p>1132</text:p>
          </table:table-cell>
          <table:table-cell ns41:value-type="float" table:style-name="ce39" office:value="2770.6" office:value-type="float">
            <text:p>2770.6</text:p>
          </table:table-cell>
          <table:table-cell ns41:value-type="float" table:style-name="ce39" office:value="807.04" office:value-type="float">
            <text:p>807.04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 Zandt</text:p>
          </table:table-cell>
          <table:table-cell table:style-name="ce12"/>
          <table:table-cell ns41:value-type="float" table:style-name="ce16" office:value="940" office:value-type="float">
            <text:p>940</text:p>
          </table:table-cell>
          <table:table-cell ns41:value-type="float" table:style-name="ce39" office:value="965" office:value-type="float">
            <text:p>965</text:p>
          </table:table-cell>
          <table:table-cell ns41:value-type="float" table:style-name="ce39" office:value="621" office:value-type="float">
            <text:p>621</text:p>
          </table:table-cell>
          <table:table-cell ns41:value-type="float" table:style-name="ce39" office:value="645" office:value-type="float">
            <text:p>645</text:p>
          </table:table-cell>
          <table:table-cell ns41:value-type="float" table:style-name="ce39" office:value="24" office:value-type="float">
            <text:p>24</text:p>
          </table:table-cell>
          <table:table-cell ns41:value-type="float" table:style-name="ce39" office:value="15" office:value-type="float">
            <text:p>15</text:p>
          </table:table-cell>
          <table:table-cell table:style-name="ce39" table:number-columns-repeated="2"/>
          <table:table-cell ns41:value-type="float" table:style-name="ce39" office:value="10" office:value-type="float">
            <text:p>10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4"/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float" table:style-name="ce39" office:value="1" office:value-type="float">
            <text:p>1</text:p>
          </table:table-cell>
          <table:table-cell table:style-name="ce39"/>
          <table:table-cell table:formula="of:=SUM([.C62]+[.E62]+[.G62]+[.I62]+[.K62]+[.M62]+[.O62]+[.Q62]+[.S62])" ns41:value-type="float" table:style-name="ce39" office:value-type="float" office:value="1598">
            <text:p>1598</text:p>
          </table:table-cell>
          <table:table-cell table:formula="of:=SUM([.D62]+[.F62]+[.H62]+[.J62]+[.L62]+[.N62]+[.P62]+[.R62]+[.T62])" ns41:value-type="float" table:style-name="ce39" office:value-type="float" office:value="1630">
            <text:p>1630</text:p>
          </table:table-cell>
          <table:table-cell ns41:value-type="float" table:style-name="ce39" office:value="3856.75" office:value-type="float">
            <text:p>3856.75</text:p>
          </table:table-cell>
          <table:table-cell ns41:value-type="float" table:style-name="ce39" office:value="836.96" office:value-type="float">
            <text:p>836.96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uidbroek</text:p>
          </table:table-cell>
          <table:table-cell table:style-name="ce12"/>
          <table:table-cell ns41:value-type="float" table:style-name="ce16" office:value="705" office:value-type="float">
            <text:p>705</text:p>
          </table:table-cell>
          <table:table-cell ns41:value-type="float" table:style-name="ce39" office:value="691" office:value-type="float">
            <text:p>691</text:p>
          </table:table-cell>
          <table:table-cell ns41:value-type="float" table:style-name="ce39" office:value="420" office:value-type="float">
            <text:p>420</text:p>
          </table:table-cell>
          <table:table-cell ns41:value-type="float" table:style-name="ce39" office:value="557" office:value-type="float">
            <text:p>557</text:p>
          </table:table-cell>
          <table:table-cell ns41:value-type="float" office:value="48" table:style-name="ce39" table:number-columns-repeated="2" office:value-type="float">
            <text:p>48</text:p>
          </table:table-cell>
          <table:table-cell table:style-name="ce39" table:number-columns-repeated="2"/>
          <table:table-cell ns41:value-type="float" table:style-name="ce39" office:value="14" office:value-type="float">
            <text:p>14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7"/>
          <table:table-cell ns41:value-type="float" table:style-name="ce39" office:value="1" office:value-type="float">
            <text:p>1</text:p>
          </table:table-cell>
          <table:table-cell table:formula="of:=SUM([.C63]+[.E63]+[.G63]+[.I63]+[.K63]+[.M63]+[.O63]+[.Q63]+[.S63])" ns41:value-type="float" table:style-name="ce39" office:value-type="float" office:value="1187">
            <text:p>1187</text:p>
          </table:table-cell>
          <table:table-cell table:formula="of:=SUM([.D63]+[.F63]+[.H63]+[.J63]+[.L63]+[.N63]+[.P63]+[.R63]+[.T63])" ns41:value-type="float" table:style-name="ce39" office:value-type="float" office:value="1302">
            <text:p>1302</text:p>
          </table:table-cell>
          <table:table-cell ns41:value-type="float" table:style-name="ce39" office:value="1842.07" office:value-type="float">
            <text:p>1842.07</text:p>
          </table:table-cell>
          <table:table-cell ns41:value-type="float" table:style-name="ce39" office:value="1351.18" office:value-type="float">
            <text:p>1351.1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uidhorn</text:p>
          </table:table-cell>
          <table:table-cell table:style-name="ce12"/>
          <table:table-cell ns41:value-type="float" table:style-name="ce16" office:value="741" office:value-type="float">
            <text:p>741</text:p>
          </table:table-cell>
          <table:table-cell ns41:value-type="float" table:style-name="ce39" office:value="681" office:value-type="float">
            <text:p>681</text:p>
          </table:table-cell>
          <table:table-cell ns41:value-type="float" table:style-name="ce39" office:value="502" office:value-type="float">
            <text:p>502</text:p>
          </table:table-cell>
          <table:table-cell ns41:value-type="float" table:style-name="ce39" office:value="605" office:value-type="float">
            <text:p>60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89" office:value-type="float">
            <text:p>89</text:p>
          </table:table-cell>
          <table:table-cell table:style-name="ce39" table:number-columns-repeated="2"/>
          <table:table-cell ns41:value-type="float" table:style-name="ce39" office:value="20" office:value-type="float">
            <text:p>20</text:p>
          </table:table-cell>
          <table:table-cell ns41:value-type="float" table:style-name="ce39" office:value="10" office:value-type="float">
            <text:p>10</text:p>
          </table:table-cell>
          <table:table-cell table:style-name="ce39" table:number-columns-repeated="2"/>
          <table:table-cell ns41:value-type="float" table:style-name="ce39" office:value="1" office:value-type="float">
            <text:p>1</text:p>
          </table:table-cell>
          <table:table-cell table:style-name="ce39" table:number-columns-repeated="3"/>
          <table:table-cell ns41:value-type="float" table:style-name="ce39" office:value="25" office:value-type="float">
            <text:p>25</text:p>
          </table:table-cell>
          <table:table-cell ns41:value-type="float" table:style-name="ce39" office:value="18" office:value-type="float">
            <text:p>18</text:p>
          </table:table-cell>
          <table:table-cell table:formula="of:=SUM([.C64]+[.E64]+[.G64]+[.I64]+[.K64]+[.M64]+[.O64]+[.Q64]+[.S64])" ns41:value-type="float" table:style-name="ce39" office:value-type="float" office:value="1410">
            <text:p>1410</text:p>
          </table:table-cell>
          <table:table-cell table:formula="of:=SUM([.D64]+[.F64]+[.H64]+[.J64]+[.L64]+[.N64]+[.P64]+[.R64]+[.T64])" ns41:value-type="float" table:style-name="ce39" office:value-type="float" office:value="1403">
            <text:p>1403</text:p>
          </table:table-cell>
          <table:table-cell ns41:value-type="float" table:style-name="ce39" office:value="2339.4" office:value-type="float">
            <text:p>2339.4</text:p>
          </table:table-cell>
          <table:table-cell ns41:value-type="float" table:style-name="ce39" office:value="1202.39" office:value-type="float">
            <text:p>1202.39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 der overige Gemeenten</text:p>
          </table:table-cell>
          <table:table-cell table:style-name="ce12"/>
          <table:table-cell table:formula="of:=SUM([.C9:.C64])" ns41:value-type="float" table:style-name="ce16" office:value-type="float" office:value="65323">
            <text:p>65323</text:p>
          </table:table-cell>
          <table:table-cell table:formula="of:=SUM([.D9:.D64])" ns41:value-type="float" table:style-name="ce39" office:value-type="float" office:value="63714">
            <text:p>63714</text:p>
          </table:table-cell>
          <table:table-cell table:formula="of:=SUM([.E9:.E64])" ns41:value-type="float" table:style-name="ce39" office:value-type="float" office:value="30398">
            <text:p>30398</text:p>
          </table:table-cell>
          <table:table-cell table:formula="of:=SUM([.F9:.F64])" ns41:value-type="float" table:style-name="ce39" office:value-type="float" office:value="33677">
            <text:p>33677</text:p>
          </table:table-cell>
          <table:table-cell table:formula="of:=SUM([.G9:.G64])" ns41:value-type="float" table:style-name="ce39" office:value-type="float" office:value="5858">
            <text:p>5858</text:p>
          </table:table-cell>
          <table:table-cell table:formula="of:=SUM([.H9:.H64])" ns41:value-type="float" table:style-name="ce39" office:value-type="float" office:value="5252">
            <text:p>5252</text:p>
          </table:table-cell>
          <table:table-cell table:formula="of:=SUM([.I9:.I64])" ns41:value-type="float" table:style-name="ce39" office:value-type="float" office:value="6">
            <text:p>6</text:p>
          </table:table-cell>
          <table:table-cell table:formula="of:=SUM([.J9:.J64])" ns41:value-type="float" table:style-name="ce39" office:value-type="float" office:value="4">
            <text:p>4</text:p>
          </table:table-cell>
          <table:table-cell table:formula="of:=SUM([.K9:.K64])" ns41:value-type="float" table:style-name="ce39" office:value-type="float" office:value="1481">
            <text:p>1481</text:p>
          </table:table-cell>
          <table:table-cell table:formula="of:=SUM([.L9:.L64])" ns41:value-type="float" table:style-name="ce39" office:value-type="float" office:value="1120">
            <text:p>1120</text:p>
          </table:table-cell>
          <table:table-cell table:formula="of:=SUM([.M9:.M64])" ns41:value-type="float" table:style-name="ce39" office:value-type="float" office:value="28">
            <text:p>28</text:p>
          </table:table-cell>
          <table:table-cell table:formula="of:=SUM([.N9:.N64])" ns41:value-type="float" table:style-name="ce39" office:value-type="float" office:value="15">
            <text:p>15</text:p>
          </table:table-cell>
          <table:table-cell table:formula="of:=SUM([.O9:.O64])" ns41:value-type="float" table:style-name="ce39" office:value-type="float" office:value="4">
            <text:p>4</text:p>
          </table:table-cell>
          <table:table-cell table:formula="of:=SUM([.P9:.P64])" ns41:value-type="float" table:style-name="ce39" office:value-type="float" office:value="4">
            <text:p>4</text:p>
          </table:table-cell>
          <table:table-cell table:formula="of:=SUM([.Q9:.Q64])" ns41:value-type="float" table:style-name="ce39" office:value-type="float" office:value="75">
            <text:p>75</text:p>
          </table:table-cell>
          <table:table-cell table:formula="of:=SUM([.R9:.R64])" ns41:value-type="float" table:style-name="ce39" office:value-type="float" office:value="56">
            <text:p>56</text:p>
          </table:table-cell>
          <table:table-cell table:formula="of:=SUM([.S9:.S64])" ns41:value-type="float" table:style-name="ce39" office:value-type="float" office:value="100">
            <text:p>100</text:p>
          </table:table-cell>
          <table:table-cell table:formula="of:=SUM([.T9:.T64])" ns41:value-type="float" table:style-name="ce39" office:value-type="float" office:value="73">
            <text:p>73</text:p>
          </table:table-cell>
          <table:table-cell table:formula="of:=SUM([.U9:.U64])" ns41:value-type="float" table:style-name="ce39" office:value-type="float" office:value="103273">
            <text:p>103273</text:p>
          </table:table-cell>
          <table:table-cell table:formula="of:=SUM([.V9:.V64])" ns41:value-type="float" table:style-name="ce39" office:value-type="float" office:value="103915">
            <text:p>103915</text:p>
          </table:table-cell>
          <table:table-cell table:formula="of:=SUM([.W9:.W64])" ns41:value-type="float" table:style-name="ce39" office:value-type="float" office:value="227988.16">
            <text:p>227988.16</text:p>
          </table:table-cell>
          <table:table-cell ns41:value-type="float" table:style-name="ce39" office:value="908.78" office:value-type="float">
            <text:p>908.78</text:p>
          </table:table-cell>
          <table:table-cell ns41:value-type="string" table:style-name="ce30" office:value-type="string">
            <text:p>VT</text:p>
          </table:table-cell>
          <table:table-cell ns41:value-type="string" table:style-name="ce26" office:value-type="string">
            <text:p>1879_2_H3</text:p>
          </table:table-cell>
          <table:table-cell ns41:value-type="float" table:style-name="ce26" office:value="54" office:value-type="float">
            <text:p>54</text:p>
          </table:table-cell>
          <table:table-cell ns41:value-type="float" table:style-name="ce26" office:value="55" office:value-type="float">
            <text:p>55</text:p>
          </table:table-cell>
          <table:table-cell ns41:value-type="string" table:style-name="ce26" office:value-type="string">
            <text:p>GR</text:p>
          </table:table-cell>
          <table:table-cell ns41:value-type="string" table:style-name="ce37" office:value-type="string">
            <text:p>34_0342</text:p>
          </table:table-cell>
          <table:table-cell table:number-columns-repeated="994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ce12"/>
          <table:table-cell table:formula="of:=SUM([.C8]+[.C65])" ns41:value-type="float" table:style-name="ce17" office:value-type="float" office:value="79572">
            <text:p>79572</text:p>
          </table:table-cell>
          <table:table-cell table:formula="of:=SUM([.D8]+[.D65])" ns41:value-type="float" table:style-name="ce21" office:value-type="float" office:value="79636">
            <text:p>79636</text:p>
          </table:table-cell>
          <table:table-cell table:formula="of:=SUM([.E8]+[.E65])" ns41:value-type="float" table:style-name="ce21" office:value-type="float" office:value="34049">
            <text:p>34049</text:p>
          </table:table-cell>
          <table:table-cell table:formula="of:=SUM([.F8]+[.F65])" ns41:value-type="float" table:style-name="ce21" office:value-type="float" office:value="38766">
            <text:p>38766</text:p>
          </table:table-cell>
          <table:table-cell table:formula="of:=SUM([.G8]+[.G65])" ns41:value-type="float" table:style-name="ce21" office:value-type="float" office:value="9007">
            <text:p>9007</text:p>
          </table:table-cell>
          <table:table-cell table:formula="of:=SUM([.H8]+[.H65])" ns41:value-type="float" table:style-name="ce21" office:value-type="float" office:value="8339">
            <text:p>8339</text:p>
          </table:table-cell>
          <table:table-cell table:formula="of:=SUM([.I8]+[.I65])" ns41:value-type="float" table:style-name="ce21" office:value-type="float" office:value="22">
            <text:p>22</text:p>
          </table:table-cell>
          <table:table-cell table:formula="of:=SUM([.J8]+[.J65])" ns41:value-type="float" table:style-name="ce21" office:value-type="float" office:value="38">
            <text:p>38</text:p>
          </table:table-cell>
          <table:table-cell table:formula="of:=SUM([.K8]+[.K65])" ns41:value-type="float" table:style-name="ce21" office:value-type="float" office:value="1895">
            <text:p>1895</text:p>
          </table:table-cell>
          <table:table-cell table:formula="of:=SUM([.L8]+[.L65])" ns41:value-type="float" table:style-name="ce21" office:value-type="float" office:value="1377">
            <text:p>1377</text:p>
          </table:table-cell>
          <table:table-cell table:formula="of:=SUM([.M8]+[.M65])" ns41:value-type="float" table:style-name="ce21" office:value-type="float" office:value="65">
            <text:p>65</text:p>
          </table:table-cell>
          <table:table-cell table:formula="of:=SUM([.N8]+[.N65])" ns41:value-type="float" table:style-name="ce21" office:value-type="float" office:value="44">
            <text:p>44</text:p>
          </table:table-cell>
          <table:table-cell table:formula="of:=SUM([.O8]+[.O65])" ns41:value-type="float" table:style-name="ce21" office:value-type="float" office:value="11">
            <text:p>11</text:p>
          </table:table-cell>
          <table:table-cell table:formula="of:=SUM([.P8]+[.P65])" ns41:value-type="float" table:style-name="ce21" office:value-type="float" office:value="12">
            <text:p>12</text:p>
          </table:table-cell>
          <table:table-cell table:formula="of:=SUM([.Q8]+[.Q65])" ns41:value-type="float" table:style-name="ce21" office:value-type="float" office:value="110">
            <text:p>110</text:p>
          </table:table-cell>
          <table:table-cell table:formula="of:=SUM([.R8]+[.R65])" ns41:value-type="float" table:style-name="ce21" office:value-type="float" office:value="83">
            <text:p>83</text:p>
          </table:table-cell>
          <table:table-cell table:formula="of:=SUM([.S8]+[.S65])" ns41:value-type="float" table:style-name="ce21" office:value-type="float" office:value="129">
            <text:p>129</text:p>
          </table:table-cell>
          <table:table-cell table:formula="of:=SUM([.T8]+[.T65])" ns41:value-type="float" table:style-name="ce21" office:value-type="float" office:value="91">
            <text:p>91</text:p>
          </table:table-cell>
          <table:table-cell table:formula="of:=SUM([.U8]+[.U65])" ns41:value-type="float" table:style-name="ce21" office:value-type="float" office:value="124860">
            <text:p>124860</text:p>
          </table:table-cell>
          <table:table-cell table:formula="of:=SUM([.V8]+[.V65])" ns41:value-type="float" table:style-name="ce21" office:value-type="float" office:value="128386">
            <text:p>128386</text:p>
          </table:table-cell>
          <table:table-cell table:formula="of:=SUM([.W8]+[.W65])" ns41:value-type="float" table:style-name="ce21" office:value-type="float" office:value="229761.21">
            <text:p>229761.21</text:p>
          </table:table-cell>
          <table:table-cell ns41:value-type="float" table:style-name="ce21" office:value="1102.22" office:value-type="float">
            <text:p>1102.2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2_H3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55" office:value-type="float">
            <text:p>55</text:p>
          </table:table-cell>
          <table:table-cell ns41:value-type="string" table:style-name="ce32" office:value-type="string">
            <text:p>GR</text:p>
          </table:table-cell>
          <table:table-cell ns41:value-type="string" table:style-name="ce38" office:value-type="string">
            <text:p>34_0342</text:p>
          </table:table-cell>
          <table:table-cell table:number-columns-repeated="99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page-layout-name="Mpm3" style:display-name="PageStyle_Gron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6T15:08:44</meta:creation-date>
    <dc:creator>JP 174</dc:creator>
    <dc:date>2003-12-17T14:04:36</dc:date>
    <meta:document-statistic meta:object-count="0" meta:cell-count="1301" meta:table-count="1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